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89.59pt"/>
    </style:style>
    <style:style style:name="co8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2.91pt"/>
    </style:style>
    <style:style style:name="co13" style:family="table-column">
      <style:table-column-properties fo:break-before="auto" style:column-width="76.96pt"/>
    </style:style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115.46pt"/>
    </style:style>
    <style:style style:name="co15" style:family="table-column">
      <style:table-column-properties fo:break-before="auto" style:column-width="83pt"/>
    </style:style>
    <style:style style:name="co16" style:family="table-column">
      <style:table-column-properties fo:break-before="auto" style:column-width="79.65pt"/>
    </style:style>
    <style:style style:name="co17" style:family="table-column">
      <style:table-column-properties fo:break-before="auto" style:column-width="55.36pt"/>
    </style:style>
    <style:style style:name="co18" style:family="table-column">
      <style:table-column-properties fo:break-before="auto" style:column-width="58.31pt"/>
    </style:style>
    <style:style style:name="co19" style:family="table-column">
      <style:table-column-properties fo:break-before="auto" style:column-width="66.16pt"/>
    </style:style>
    <style:style style:name="co20" style:family="table-column">
      <style:table-column-properties fo:break-before="auto" style:column-width="68.14pt"/>
    </style:style>
    <style:style style:name="co21" style:family="table-column">
      <style:table-column-properties fo:break-before="auto" style:column-width="65.45pt"/>
    </style:style>
    <style:style style:name="co22" style:family="table-column">
      <style:table-column-properties fo:break-before="auto" style:column-width="52.64pt"/>
    </style:style>
    <style:style style:name="co23" style:family="table-column">
      <style:table-column-properties fo:break-before="auto" style:column-width="66.81pt"/>
    </style:style>
    <style:style style:name="co24" style:family="table-column">
      <style:table-column-properties fo:break-before="auto" style:column-width="72pt"/>
    </style:style>
    <style:style style:name="co25" style:family="table-column">
      <style:table-column-properties fo:break-before="auto" style:column-width="81.75pt"/>
    </style:style>
    <style:style style:name="co26" style:family="table-column">
      <style:table-column-properties fo:break-before="auto" style:column-width="91.81pt"/>
    </style:style>
    <style:style style:name="co27" style:family="table-column">
      <style:table-column-properties fo:break-before="auto" style:column-width="600.86pt"/>
    </style:style>
    <style:style style:name="ro4" style:family="table-row">
      <style:table-row-properties style:row-height="38.6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65pt" fo:break-before="auto" style:use-optimal-row-height="true"/>
    </style:style>
    <style:style style:name="ro7" style:family="table-row">
      <style:table-row-properties style:row-height="3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32pt" style:font-size-asian="32pt" style:font-size-complex="3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7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9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95" style:family="table-cell" style:parent-style-name="Default" style:data-style-name="N2">
      <style:table-cell-properties fo:background-color="#cfe7e5"/>
    </style:style>
    <style:style style:name="ce96" style:family="table-cell" style:parent-style-name="Default" style:data-style-name="N11">
      <style:table-cell-properties fo:background-color="#cccc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39" style:family="table-cell" style:parent-style-name="Default" style:data-style-name="N2">
      <style:table-cell-properties fo:background-color="transparent"/>
    </style:style>
    <style:style style:name="ce106" style:family="table-cell" style:parent-style-name="Default">
      <style:text-properties fo:font-size="32pt" style:font-size-asian="32pt" style:font-size-complex="32pt"/>
    </style:style>
    <style:style style:name="ce107" style:family="table-cell" style:parent-style-name="Default">
      <style:text-properties fo:font-size="14pt" style:font-size-asian="14pt" style:font-size-complex="14pt"/>
    </style:style>
    <style:style style:name="ce108" style:family="table-cell" style:parent-style-name="Default">
      <style:text-properties style:font-name="Courier" fo:font-size="14pt" style:font-size-asian="14pt" style:font-size-complex="14pt"/>
    </style:style>
    <style:style style:name="ce109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111" style:family="table-cell" style:parent-style-name="Default">
      <style:text-properties style:font-name="Liberation Sans" style:font-name-asian="SimSun" style:font-name-complex="Lucida Sans"/>
    </style:style>
    <style:style style:name="ce112" style:family="table-cell" style:parent-style-name="Default">
      <style:table-cell-properties fo:border-bottom="none" fo:border-left="none" fo:border-right="none" fo:border-top="1.25pt solid #000000"/>
    </style:style>
    <style:style style:name="ce113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4" style:family="table-cell" style:parent-style-name="Default">
      <style:text-properties style:font-name="Courier"/>
    </style:style>
    <style:style style:name="ce115" style:family="table-cell" style:parent-style-name="Default">
      <style:text-properties style:font-name="Courier" style:font-name-asian="SimSun" style:font-name-complex="Lucida Sans"/>
    </style:style>
    <style:style style:name="ce116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17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18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19" style:family="table-cell" style:parent-style-name="Default" style:data-style-name="N121">
      <style:table-cell-properties fo:background-color="#ff6633"/>
    </style:style>
    <style:style style:name="ce120" style:family="table-cell" style:parent-style-name="Default" style:data-style-name="N121"/>
    <style:style style:name="ce121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6633"/>
    </style:style>
    <style:style style:name="ce123" style:family="table-cell" style:parent-style-name="Default" style:data-style-name="N11"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25pt solid #000000" fo:border-left="none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0.74pt solid #000000"/>
    </style:style>
    <style:style style:name="ce129" style:family="table-cell" style:parent-style-name="Default">
      <style:table-cell-properties fo:border-bottom="none" fo:border-left="0.74pt solid #000000" fo:border-right="none" fo:border-top="none"/>
    </style:style>
    <style:style style:name="ce130" style:family="table-cell" style:parent-style-name="Default">
      <style:table-cell-properties fo:border-bottom="0.74pt solid #000000" fo:border-left="0.74pt solid #000000" fo:border-right="none" fo:border-top="none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2" style:family="table-cell" style:parent-style-name="Default">
      <style:table-cell-properties fo:border-bottom="0.74pt solid #000000" fo:border-left="none" fo:border-right="none" fo:border-top="none"/>
    </style:style>
    <style:style style:name="ce133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none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18" table:default-cell-style-name="ce47"/>
        <table:table-column table:style-name="co19" table:default-cell-style-name="ce48"/>
        <table:table-column table:style-name="co20" table:default-cell-style-name="ce45"/>
        <table:table-column table:style-name="co21" table:default-cell-style-name="ce49"/>
        <table:table-column table:style-name="co22" table:default-cell-style-name="Default"/>
        <table:table-column table:style-name="co8" table:default-cell-style-name="Default"/>
        <table:table-column table:style-name="co8" table:default-cell-style-name="ce78"/>
        <table:table-column table:style-name="co8" table:default-cell-style-name="Default"/>
        <table:table-column table:style-name="co8" table:default-cell-style-name="ce31"/>
        <table:table-column table:style-name="co8" table:default-cell-style-name="Default"/>
        <table:table-column table:style-name="co8" table:number-columns-repeated="3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8" table:number-columns-repeated="1004" table:default-cell-style-name="Default"/>
        <table:table-row table:style-name="ro1">
          <table:table-cell table:style-name="ce76" office:value-type="string" calcext:value-type="string">
            <text:p>Crystal</text:p>
          </table:table-cell>
          <table:table-cell table:style-name="ce76" office:value-type="float" office:value="12000000" calcext:value-type="float">
            <text:p>12000000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 office:value-type="string" calcext:value-type="string">
            <text:p>Div=(1 + 2*crystal / prescaler / baud) / 2</text:p>
          </table:table-cell>
          <table:table-cell table:style-name="Default" table:number-columns-repeated="4"/>
          <table:table-cell table:style-name="Default" office:value-type="string" calcext:value-type="string">
            <text:p>must be between 2 and 256 with special handling of values between 2 and 8 for prescaler=1 (double effective prescaler value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 office:value-type="string" calcext:value-type="string">
            <text:p>MOD=(12Mhz / 4 / baud + 1650 + 255) / 256</text:p>
          </table:table-cell>
          <table:table-cell table:style-name="Default" table:number-columns-repeated="4"/>
          <table:table-cell table:style-name="Default" office:value-type="string" calcext:value-type="string">
            <text:p>unknown purpose, see FreeBSD kernel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76"/>
          <table:table-cell table:style-name="Default" table:number-columns-repeated="5"/>
          <table:table-cell table:style-name="ce77"/>
          <table:table-cell table:style-name="ce77" office:value-type="string" calcext:value-type="string">
            <text:p>divider value based on prescaler (only integer values can be exactly represented; must be be between 2 and 256)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style-name="ce77" office:value-type="string" calcext:value-type="string">
            <text:p>Target baud</text:p>
          </table:table-cell>
          <table:table-cell table:style-name="ce77" office:value-type="string" calcext:value-type="string">
            <text:p>Calculated</text:p>
            <text:p>real baud</text:p>
          </table:table-cell>
          <table:table-cell table:style-name="ce77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prescal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Divider reg</text:p>
            <text:p>HEX</text:p>
          </table:table-cell>
          <table:table-cell table:style-name="ce77" office:value-type="string" calcext:value-type="string">
            <text:p>MOD reg</text:p>
          </table:table-cell>
          <table:table-cell table:style-name="ce77" office:value-type="string" calcext:value-type="string">
            <text:p>Prescale 1</text:p>
          </table:table-cell>
          <table:table-cell table:style-name="ce77" office:value-type="string" calcext:value-type="string">
            <text:p>Prescale 2</text:p>
          </table:table-cell>
          <table:table-cell table:style-name="ce77" office:value-type="string" calcext:value-type="string">
            <text:p>Prescale 8</text:p>
          </table:table-cell>
          <table:table-cell table:style-name="ce77" office:value-type="string" calcext:value-type="string">
            <text:p>Prescale 16</text:p>
          </table:table-cell>
          <table:table-cell table:style-name="ce77" office:value-type="string" calcext:value-type="string">
            <text:p>Prescale 64</text:p>
          </table:table-cell>
          <table:table-cell table:style-name="ce77" office:value-type="string" calcext:value-type="string">
            <text:p>Prescale 128</text:p>
          </table:table-cell>
          <table:table-cell table:style-name="ce77" office:value-type="string" calcext:value-type="string">
            <text:p>Prescale 512</text:p>
          </table:table-cell>
          <table:table-cell table:style-name="ce77" office:value-type="string" calcext:value-type="string">
            <text:p>Prescale 1024</text:p>
          </table:table-cell>
          <table:table-cell table:style-name="ce77" office:value-type="string" calcext:value-type="string">
            <text:p>Kernel trace message of used values</text:p>
          </table:table-cell>
          <table:table-cell table:style-name="ce77" table:number-columns-repeated="1003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6943" calcext:value-type="percentage">
            <text:p>-0.10%</text:p>
          </table:table-cell>
          <table:table-cell table:formula="of:=([.E6]/[.A6])-1" office:value-type="percentage" office:value="-0.00075498512235217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ROUND([.K6]/[.G6];0)" office:value-type="float" office:value="255" calcext:value-type="float">
            <text:p>255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style-name="ce31" table:formula="of:=[.K6]/2" office:value-type="float" office:value="130434.782608696" calcext:value-type="float">
            <text:p>130434.78</text:p>
          </table:table-cell>
          <table:table-cell table:formula="of:=[.K6]/8" office:value-type="float" office:value="32608.6956521739" calcext:value-type="float">
            <text:p>32608.70</text:p>
          </table:table-cell>
          <table:table-cell table:formula="of:=[.K6]/16" office:value-type="float" office:value="16304.347826087" calcext:value-type="float">
            <text:p>16304.35</text:p>
          </table:table-cell>
          <table:table-cell table:formula="of:=[.K6]/64" office:value-type="float" office:value="4076.08695652174" calcext:value-type="float">
            <text:p>4076.09</text:p>
          </table:table-cell>
          <table:table-cell table:formula="of:=[.K6]/128" office:value-type="float" office:value="2038.04347826087" calcext:value-type="float">
            <text:p>2038.04</text:p>
          </table:table-cell>
          <table:table-cell table:formula="of:=[.K6]/512" office:value-type="float" office:value="509.510869565217" calcext:value-type="float">
            <text:p>509.51</text:p>
          </table:table-cell>
          <table:table-cell table:style-name="ce32" table:formula="of:=[.K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387" calcext:value-type="percentage">
            <text:p>0.16%</text:p>
          </table:table-cell>
          <table:table-cell table:formula="of:=([.E7]/[.A7])-1" office:value-type="percentage" office:value="0.00111234705228003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ROUND([.K7]/[.G7];0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style-name="ce31" table:formula="of:=[.K7]/2" office:value-type="float" office:value="120000" calcext:value-type="float">
            <text:p>120000.00</text:p>
          </table:table-cell>
          <table:table-cell table:formula="of:=[.K7]/8" office:value-type="float" office:value="30000" calcext:value-type="float">
            <text:p>30000.00</text:p>
          </table:table-cell>
          <table:table-cell table:formula="of:=[.K7]/16" office:value-type="float" office:value="15000" calcext:value-type="float">
            <text:p>15000.00</text:p>
          </table:table-cell>
          <table:table-cell table:formula="of:=[.K7]/64" office:value-type="float" office:value="3750" calcext:value-type="float">
            <text:p>3750.00</text:p>
          </table:table-cell>
          <table:table-cell table:formula="of:=[.K7]/128" office:value-type="float" office:value="1875" calcext:value-type="float">
            <text:p>1875.00</text:p>
          </table:table-cell>
          <table:table-cell table:formula="of:=[.K7]/512" office:value-type="float" office:value="468.75" calcext:value-type="float">
            <text:p>468.75</text:p>
          </table:table-cell>
          <table:table-cell table:style-name="ce32" table:formula="of:=[.K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278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ROUND([.K8]/[.G8];0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style-name="ce31" table:formula="of:=[.K8]/2" office:value-type="float" office:value="80000" calcext:value-type="float">
            <text:p>80000.00</text:p>
          </table:table-cell>
          <table:table-cell table:formula="of:=[.K8]/8" office:value-type="float" office:value="20000" calcext:value-type="float">
            <text:p>20000.00</text:p>
          </table:table-cell>
          <table:table-cell table:formula="of:=[.K8]/16" office:value-type="float" office:value="10000" calcext:value-type="float">
            <text:p>10000.00</text:p>
          </table:table-cell>
          <table:table-cell table:formula="of:=[.K8]/64" office:value-type="float" office:value="2500" calcext:value-type="float">
            <text:p>2500.00</text:p>
          </table:table-cell>
          <table:table-cell table:formula="of:=[.K8]/128" office:value-type="float" office:value="1250" calcext:value-type="float">
            <text:p>1250.00</text:p>
          </table:table-cell>
          <table:table-cell table:formula="of:=[.K8]/512" office:value-type="float" office:value="312.5" calcext:value-type="float">
            <text:p>312.50</text:p>
          </table:table-cell>
          <table:table-cell table:style-name="ce32" table:formula="of:=[.K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8191" calcext:value-type="percentage">
            <text:p>0.03%</text:p>
          </table:table-cell>
          <table:table-cell table:formula="of:=([.E9]/[.A9])-1" office:value-type="percentage" office:value="0.000222271615918146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ROUND([.K9]/[.G9];0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style-name="ce31" table:formula="of:=[.K9]/2" office:value-type="float" office:value="54545.4545454545" calcext:value-type="float">
            <text:p>54545.45</text:p>
          </table:table-cell>
          <table:table-cell table:formula="of:=[.K9]/8" office:value-type="float" office:value="13636.3636363636" calcext:value-type="float">
            <text:p>13636.36</text:p>
          </table:table-cell>
          <table:table-cell table:formula="of:=[.K9]/16" office:value-type="float" office:value="6818.18181818182" calcext:value-type="float">
            <text:p>6818.18</text:p>
          </table:table-cell>
          <table:table-cell table:formula="of:=[.K9]/64" office:value-type="float" office:value="1704.54545454545" calcext:value-type="float">
            <text:p>1704.55</text:p>
          </table:table-cell>
          <table:table-cell table:formula="of:=[.K9]/128" office:value-type="float" office:value="852.272727272727" calcext:value-type="float">
            <text:p>852.27</text:p>
          </table:table-cell>
          <table:table-cell table:style-name="ce32" table:formula="of:=[.K9]/512" office:value-type="float" office:value="213.068181818182" calcext:value-type="float">
            <text:p>213.07</text:p>
          </table:table-cell>
          <table:table-cell table:style-name="ce39" table:formula="of:=[.K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357" calcext:value-type="percentage">
            <text:p>-0.22%</text:p>
          </table:table-cell>
          <table:table-cell table:formula="of:=([.E10]/[.A10])-1" office:value-type="percentage" office:value="-0.00199600798402966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ROUND([.K10]/[.G10];0)" office:value-type="float" office:value="174" calcext:value-type="float">
            <text:p>174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style-name="ce31" table:formula="of:=[.K10]/2" office:value-type="float" office:value="44444.4444444444" calcext:value-type="float">
            <text:p>44444.44</text:p>
          </table:table-cell>
          <table:table-cell table:formula="of:=[.K10]/8" office:value-type="float" office:value="11111.1111111111" calcext:value-type="float">
            <text:p>11111.11</text:p>
          </table:table-cell>
          <table:table-cell table:formula="of:=[.K10]/16" office:value-type="float" office:value="5555.55555555556" calcext:value-type="float">
            <text:p>5555.56</text:p>
          </table:table-cell>
          <table:table-cell table:formula="of:=[.K10]/64" office:value-type="float" office:value="1388.88888888889" calcext:value-type="float">
            <text:p>1388.89</text:p>
          </table:table-cell>
          <table:table-cell table:formula="of:=[.K10]/128" office:value-type="float" office:value="694.444444444444" calcext:value-type="float">
            <text:p>694.44</text:p>
          </table:table-cell>
          <table:table-cell table:style-name="ce32" table:formula="of:=[.K10]/512" office:value-type="float" office:value="173.611111111111" calcext:value-type="float">
            <text:p>173.61</text:p>
          </table:table-cell>
          <table:table-cell table:style-name="ce39" table:formula="of:=[.K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676" calcext:value-type="percentage">
            <text:p>0.16%</text:p>
          </table:table-cell>
          <table:table-cell table:formula="of:=([.E11]/[.A11])-1" office:value-type="percentage" office:value="0.00166944908180011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ROUND([.K11]/[.G11];0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style-name="ce31" table:formula="of:=[.K11]/2" office:value-type="float" office:value="40000" calcext:value-type="float">
            <text:p>40000.00</text:p>
          </table:table-cell>
          <table:table-cell table:formula="of:=[.K11]/8" office:value-type="float" office:value="10000" calcext:value-type="float">
            <text:p>10000.00</text:p>
          </table:table-cell>
          <table:table-cell table:formula="of:=[.K11]/16" office:value-type="float" office:value="5000" calcext:value-type="float">
            <text:p>5000.00</text:p>
          </table:table-cell>
          <table:table-cell table:formula="of:=[.K11]/64" office:value-type="float" office:value="1250" calcext:value-type="float">
            <text:p>1250.00</text:p>
          </table:table-cell>
          <table:table-cell table:formula="of:=[.K11]/128" office:value-type="float" office:value="625" calcext:value-type="float">
            <text:p>625.00</text:p>
          </table:table-cell>
          <table:table-cell table:style-name="ce32" table:formula="of:=[.K11]/512" office:value-type="float" office:value="156.25" calcext:value-type="float">
            <text:p>156.25</text:p>
          </table:table-cell>
          <table:table-cell table:style-name="ce39" table:formula="of:=[.K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343" calcext:value-type="percentage">
            <text:p>0.16%</text:p>
          </table:table-cell>
          <table:table-cell table:formula="of:=([.E12]/[.A12])-1" office:value-type="percentage" office:value="0.00468854655057016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ROUND([.K12]/[.G12];0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style-name="ce31" table:formula="of:=[.K12]/2" office:value-type="float" office:value="20000" calcext:value-type="float">
            <text:p>20000.00</text:p>
          </table:table-cell>
          <table:table-cell table:formula="of:=[.K12]/8" office:value-type="float" office:value="5000" calcext:value-type="float">
            <text:p>5000.00</text:p>
          </table:table-cell>
          <table:table-cell table:formula="of:=[.K12]/16" office:value-type="float" office:value="2500" calcext:value-type="float">
            <text:p>2500.00</text:p>
          </table:table-cell>
          <table:table-cell table:formula="of:=[.K12]/64" office:value-type="float" office:value="625" calcext:value-type="float">
            <text:p>625.00</text:p>
          </table:table-cell>
          <table:table-cell table:formula="of:=[.K12]/128" office:value-type="float" office:value="312.5" calcext:value-type="float">
            <text:p>312.50</text:p>
          </table:table-cell>
          <table:table-cell table:style-name="ce32" table:formula="of:=[.K12]/512" office:value-type="float" office:value="78.125" calcext:value-type="float">
            <text:p>78.13</text:p>
          </table:table-cell>
          <table:table-cell table:style-name="ce39" table:formula="of:=[.K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343" calcext:value-type="percentage">
            <text:p>0.16%</text:p>
          </table:table-cell>
          <table:table-cell table:formula="of:=([.E13]/[.A13])-1" office:value-type="percentage" office:value="0.00133511348464666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ROUND([.K13]/[.G13];0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style-name="ce31" table:formula="of:=[.K13]/2" office:value-type="float" office:value="10000" calcext:value-type="float">
            <text:p>10000.00</text:p>
          </table:table-cell>
          <table:table-cell table:formula="of:=[.K13]/8" office:value-type="float" office:value="2500" calcext:value-type="float">
            <text:p>2500.00</text:p>
          </table:table-cell>
          <table:table-cell table:formula="of:=[.K13]/16" office:value-type="float" office:value="1250" calcext:value-type="float">
            <text:p>1250.00</text:p>
          </table:table-cell>
          <table:table-cell table:formula="of:=[.K13]/64" office:value-type="float" office:value="312.5" calcext:value-type="float">
            <text:p>312.50</text:p>
          </table:table-cell>
          <table:table-cell table:style-name="ce32" table:formula="of:=[.K13]/128" office:value-type="float" office:value="156.25" calcext:value-type="float">
            <text:p>156.25</text:p>
          </table:table-cell>
          <table:table-cell table:style-name="ce39" table:formula="of:=[.K13]/512" office:value-type="float" office:value="39.0625" calcext:value-type="float">
            <text:p>39.06</text:p>
          </table:table-cell>
          <table:table-cell table:style-name="ce28" table:formula="of:=[.K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676" calcext:value-type="percentage">
            <text:p>0.16%</text:p>
          </table:table-cell>
          <table:table-cell table:formula="of:=([.E14]/[.A14])-1" office:value-type="percentage" office:value="0.00133511348464999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ROUND([.K14]/[.G14];0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style-name="ce31" table:formula="of:=[.K14]/2" office:value-type="float" office:value="5000" calcext:value-type="float">
            <text:p>5000.00</text:p>
          </table:table-cell>
          <table:table-cell table:formula="of:=[.K14]/8" office:value-type="float" office:value="1250" calcext:value-type="float">
            <text:p>1250.00</text:p>
          </table:table-cell>
          <table:table-cell table:formula="of:=[.K14]/16" office:value-type="float" office:value="625" calcext:value-type="float">
            <text:p>625.00</text:p>
          </table:table-cell>
          <table:table-cell table:style-name="ce32" table:formula="of:=[.K14]/64" office:value-type="float" office:value="156.25" calcext:value-type="float">
            <text:p>156.25</text:p>
          </table:table-cell>
          <table:table-cell table:style-name="ce39" table:formula="of:=[.K14]/128" office:value-type="float" office:value="78.125" calcext:value-type="float">
            <text:p>78.13</text:p>
          </table:table-cell>
          <table:table-cell table:style-name="ce39" table:formula="of:=[.K14]/512" office:value-type="float" office:value="19.53125" calcext:value-type="float">
            <text:p>19.53</text:p>
          </table:table-cell>
          <table:table-cell table:style-name="ce28" table:formula="of:=[.K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676" calcext:value-type="percentage">
            <text:p>0.16%</text:p>
          </table:table-cell>
          <table:table-cell table:formula="of:=([.E15]/[.A15])-1" office:value-type="percentage" office:value="0.00160256410256676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ROUND([.K15]/[.G15];0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style-name="ce31" table:formula="of:=[.K15]/2" office:value-type="float" office:value="3333.33333333333" calcext:value-type="float">
            <text:p>3333.33</text:p>
          </table:table-cell>
          <table:table-cell table:formula="of:=[.K15]/8" office:value-type="float" office:value="833.333333333333" calcext:value-type="float">
            <text:p>833.33</text:p>
          </table:table-cell>
          <table:table-cell table:formula="of:=[.K15]/16" office:value-type="float" office:value="416.666666666667" calcext:value-type="float">
            <text:p>416.67</text:p>
          </table:table-cell>
          <table:table-cell table:style-name="ce32" table:formula="of:=[.K15]/64" office:value-type="float" office:value="104.166666666667" calcext:value-type="float">
            <text:p>104.17</text:p>
          </table:table-cell>
          <table:table-cell table:style-name="ce39" table:formula="of:=[.K15]/128" office:value-type="float" office:value="52.0833333333333" calcext:value-type="float">
            <text:p>52.08</text:p>
          </table:table-cell>
          <table:table-cell table:style-name="ce39" table:formula="of:=[.K15]/512" office:value-type="float" office:value="13.0208333333333" calcext:value-type="float">
            <text:p>13.02</text:p>
          </table:table-cell>
          <table:table-cell table:style-name="ce28" table:formula="of:=[.K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254" calcext:value-type="percentage">
            <text:p>0.16%</text:p>
          </table:table-cell>
          <table:table-cell table:formula="of:=([.E16]/[.A16])-1" office:value-type="percentage" office:value="0.00160256410256254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ROUND([.K16]/[.G16];0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style-name="ce31" table:formula="of:=[.K16]/2" office:value-type="float" office:value="2500" calcext:value-type="float">
            <text:p>2500.00</text:p>
          </table:table-cell>
          <table:table-cell table:formula="of:=[.K16]/8" office:value-type="float" office:value="625" calcext:value-type="float">
            <text:p>625.00</text:p>
          </table:table-cell>
          <table:table-cell table:formula="of:=[.K16]/16" office:value-type="float" office:value="312.5" calcext:value-type="float">
            <text:p>312.50</text:p>
          </table:table-cell>
          <table:table-cell table:style-name="ce32" table:formula="of:=[.K16]/64" office:value-type="float" office:value="78.125" calcext:value-type="float">
            <text:p>78.13</text:p>
          </table:table-cell>
          <table:table-cell table:style-name="ce39" table:formula="of:=[.K16]/128" office:value-type="float" office:value="39.0625" calcext:value-type="float">
            <text:p>39.06</text:p>
          </table:table-cell>
          <table:table-cell table:style-name="ce39" table:formula="of:=[.K16]/512" office:value-type="float" office:value="9.765625" calcext:value-type="float">
            <text:p>9.77</text:p>
          </table:table-cell>
          <table:table-cell table:style-name="ce28" table:formula="of:=[.K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76" calcext:value-type="percentage">
            <text:p>0.16%</text:p>
          </table:table-cell>
          <table:table-cell table:formula="of:=([.E17]/[.A17])-1" office:value-type="percentage" office:value="0.00160256410256476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ROUND([.K17]/[.G17];0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style-name="ce31" table:formula="of:=[.K17]/2" office:value-type="float" office:value="1250" calcext:value-type="float">
            <text:p>1250.00</text:p>
          </table:table-cell>
          <table:table-cell table:formula="of:=[.K17]/8" office:value-type="float" office:value="312.5" calcext:value-type="float">
            <text:p>312.50</text:p>
          </table:table-cell>
          <table:table-cell table:style-name="ce32" table:formula="of:=[.K17]/16" office:value-type="float" office:value="156.25" calcext:value-type="float">
            <text:p>156.25</text:p>
          </table:table-cell>
          <table:table-cell table:style-name="ce39" table:formula="of:=[.K17]/64" office:value-type="float" office:value="39.0625" calcext:value-type="float">
            <text:p>39.06</text:p>
          </table:table-cell>
          <table:table-cell table:style-name="ce28" table:formula="of:=[.K17]/128" office:value-type="float" office:value="19.53125" calcext:value-type="float">
            <text:p>19.53</text:p>
          </table:table-cell>
          <table:table-cell table:style-name="ce39" table:formula="of:=[.K17]/512" office:value-type="float" office:value="4.8828125" calcext:value-type="float">
            <text:p>4.88</text:p>
          </table:table-cell>
          <table:table-cell table:style-name="ce39" table:formula="of:=[.K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387" calcext:value-type="percentage">
            <text:p>0.16%</text:p>
          </table:table-cell>
          <table:table-cell table:formula="of:=([.E18]/[.A18])-1" office:value-type="percentage" office:value="0.00160256410256387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ROUND([.K18]/[.G18];0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style-name="ce31" table:formula="of:=[.K18]/2" office:value-type="float" office:value="833.333333333333" calcext:value-type="float">
            <text:p>833.33</text:p>
          </table:table-cell>
          <table:table-cell table:style-name="ce32" table:formula="of:=[.K18]/8" office:value-type="float" office:value="208.333333333333" calcext:value-type="float">
            <text:p>208.33</text:p>
          </table:table-cell>
          <table:table-cell table:style-name="ce39" table:formula="of:=[.K18]/16" office:value-type="float" office:value="104.166666666667" calcext:value-type="float">
            <text:p>104.17</text:p>
          </table:table-cell>
          <table:table-cell table:style-name="ce39" table:formula="of:=[.K18]/64" office:value-type="float" office:value="26.0416666666667" calcext:value-type="float">
            <text:p>26.04</text:p>
          </table:table-cell>
          <table:table-cell table:style-name="ce28" table:formula="of:=[.K18]/128" office:value-type="float" office:value="13.0208333333333" calcext:value-type="float">
            <text:p>13.02</text:p>
          </table:table-cell>
          <table:table-cell table:style-name="ce39" table:formula="of:=[.K18]/512" office:value-type="float" office:value="3.25520833333334" calcext:value-type="float">
            <text:p>3.26</text:p>
          </table:table-cell>
          <table:table-cell table:style-name="ce39" table:formula="of:=[.K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3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76" calcext:value-type="percentage">
            <text:p>0.16%</text:p>
          </table:table-cell>
          <table:table-cell table:formula="of:=([.E19]/[.A19])-1" office:value-type="percentage" office:value="0.00160256410256476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ROUND([.K19]/[.G19];0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style-name="ce31" table:formula="of:=[.K19]/2" office:value-type="float" office:value="625" calcext:value-type="float">
            <text:p>625.00</text:p>
          </table:table-cell>
          <table:table-cell table:style-name="ce32" table:formula="of:=[.K19]/8" office:value-type="float" office:value="156.25" calcext:value-type="float">
            <text:p>156.25</text:p>
          </table:table-cell>
          <table:table-cell table:style-name="ce39" table:formula="of:=[.K19]/16" office:value-type="float" office:value="78.125" calcext:value-type="float">
            <text:p>78.13</text:p>
          </table:table-cell>
          <table:table-cell table:style-name="ce39" table:formula="of:=[.K19]/64" office:value-type="float" office:value="19.53125" calcext:value-type="float">
            <text:p>19.53</text:p>
          </table:table-cell>
          <table:table-cell table:style-name="ce28" table:formula="of:=[.K19]/128" office:value-type="float" office:value="9.765625" calcext:value-type="float">
            <text:p>9.77</text:p>
          </table:table-cell>
          <table:table-cell table:style-name="ce39" table:formula="of:=[.K19]/512" office:value-type="float" office:value="2.44140625" calcext:value-type="float">
            <text:p>2.44</text:p>
          </table:table-cell>
          <table:table-cell table:formula="of:=[.K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254" calcext:value-type="percentage">
            <text:p>0.16%</text:p>
          </table:table-cell>
          <table:table-cell table:formula="of:=([.E20]/[.A20])-1" office:value-type="percentage" office:value="0.00160256410256254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ROUND([.K20]/[.G20];0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style-name="ce31" table:formula="of:=[.K20]/2" office:value-type="float" office:value="416.666666666667" calcext:value-type="float">
            <text:p>416.67</text:p>
          </table:table-cell>
          <table:table-cell table:style-name="ce32" table:formula="of:=[.K20]/8" office:value-type="float" office:value="104.166666666667" calcext:value-type="float">
            <text:p>104.17</text:p>
          </table:table-cell>
          <table:table-cell table:style-name="ce39" table:formula="of:=[.K20]/16" office:value-type="float" office:value="52.0833333333333" calcext:value-type="float">
            <text:p>52.08</text:p>
          </table:table-cell>
          <table:table-cell table:style-name="ce39" table:formula="of:=[.K20]/64" office:value-type="float" office:value="13.0208333333333" calcext:value-type="float">
            <text:p>13.02</text:p>
          </table:table-cell>
          <table:table-cell table:style-name="ce28" table:formula="of:=[.K20]/128" office:value-type="float" office:value="6.51041666666667" calcext:value-type="float">
            <text:p>6.51</text:p>
          </table:table-cell>
          <table:table-cell table:style-name="ce39" table:formula="of:=[.K20]/512" office:value-type="float" office:value="1.62760416666667" calcext:value-type="float">
            <text:p>1.63</text:p>
          </table:table-cell>
          <table:table-cell table:formula="of:=[.K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3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254" calcext:value-type="percentage">
            <text:p>0.16%</text:p>
          </table:table-cell>
          <table:table-cell table:formula="of:=([.E21]/[.A21])-1" office:value-type="percentage" office:value="0.00160256410256254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ROUND([.K21]/[.G21];0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style-name="ce31" table:formula="of:=[.K21]/2" office:value-type="float" office:value="312.5" calcext:value-type="float">
            <text:p>312.50</text:p>
          </table:table-cell>
          <table:table-cell table:style-name="ce32" table:formula="of:=[.K21]/8" office:value-type="float" office:value="78.125" calcext:value-type="float">
            <text:p>78.13</text:p>
          </table:table-cell>
          <table:table-cell table:style-name="ce39" table:formula="of:=[.K21]/16" office:value-type="float" office:value="39.0625" calcext:value-type="float">
            <text:p>39.06</text:p>
          </table:table-cell>
          <table:table-cell table:style-name="ce39" table:formula="of:=[.K21]/64" office:value-type="float" office:value="9.765625" calcext:value-type="float">
            <text:p>9.77</text:p>
          </table:table-cell>
          <table:table-cell table:style-name="ce28" table:formula="of:=[.K21]/128" office:value-type="float" office:value="4.8828125" calcext:value-type="float">
            <text:p>4.88</text:p>
          </table:table-cell>
          <table:table-cell table:formula="of:=[.K21]/512" office:value-type="float" office:value="1.220703125" calcext:value-type="float">
            <text:p>1.22</text:p>
          </table:table-cell>
          <table:table-cell table:formula="of:=[.K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ROUND([.K22]/[.G22];0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K22]/2" office:value-type="float" office:value="192" calcext:value-type="float">
            <text:p>192.00</text:p>
          </table:table-cell>
          <table:table-cell table:style-name="ce33" table:formula="of:=[.K22]/8" office:value-type="float" office:value="48" calcext:value-type="float">
            <text:p>48.00</text:p>
          </table:table-cell>
          <table:table-cell table:style-name="ce33" table:formula="of:=[.K22]/16" office:value-type="float" office:value="24" calcext:value-type="float">
            <text:p>24.00</text:p>
          </table:table-cell>
          <table:table-cell table:style-name="ce33" table:formula="of:=[.K22]/64" office:value-type="float" office:value="6" calcext:value-type="float">
            <text:p>6.00</text:p>
          </table:table-cell>
          <table:table-cell table:style-name="ce33" table:formula="of:=[.K22]/128" office:value-type="float" office:value="3" calcext:value-type="float">
            <text:p>3.00</text:p>
          </table:table-cell>
          <table:table-cell table:formula="of:=[.K22]/512" office:value-type="float" office:value="0.75" calcext:value-type="float">
            <text:p>0.75</text:p>
          </table:table-cell>
          <table:table-cell table:formula="of:=[.K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99" calcext:value-type="percentage">
            <text:p>0.16%</text:p>
          </table:table-cell>
          <table:table-cell table:formula="of:=([.E23]/[.A23])-1" office:value-type="percentage" office:value="0.00160256410256499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ROUND([.K23]/[.G23];0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K23]/2" office:value-type="float" office:value="156.25" calcext:value-type="float">
            <text:p>156.25</text:p>
          </table:table-cell>
          <table:table-cell table:style-name="ce39" table:formula="of:=[.K23]/8" office:value-type="float" office:value="39.0625" calcext:value-type="float">
            <text:p>39.06</text:p>
          </table:table-cell>
          <table:table-cell table:style-name="ce28" table:formula="of:=[.K23]/16" office:value-type="float" office:value="19.53125" calcext:value-type="float">
            <text:p>19.53</text:p>
          </table:table-cell>
          <table:table-cell table:style-name="ce39" table:formula="of:=[.K23]/64" office:value-type="float" office:value="4.8828125" calcext:value-type="float">
            <text:p>4.88</text:p>
          </table:table-cell>
          <table:table-cell table:style-name="ce39" table:formula="of:=[.K23]/128" office:value-type="float" office:value="2.44140625" calcext:value-type="float">
            <text:p>2.44</text:p>
          </table:table-cell>
          <table:table-cell table:formula="of:=[.K23]/512" office:value-type="float" office:value="0.6103515625" calcext:value-type="float">
            <text:p>0.61</text:p>
          </table:table-cell>
          <table:table-cell table:formula="of:=[.K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1127" calcext:value-type="percentage">
            <text:p>0.01%</text:p>
          </table:table-cell>
          <table:table-cell table:formula="of:=([.E24]/[.A24])-1" office:value-type="percentage" office:value="0.000100010001001127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ROUND([.K24]/[.G24];0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K24]/2" office:value-type="float" office:value="132.013201320132" calcext:value-type="float">
            <text:p>132.01</text:p>
          </table:table-cell>
          <table:table-cell table:style-name="ce39" table:formula="of:=[.K24]/8" office:value-type="float" office:value="33.003300330033" calcext:value-type="float">
            <text:p>33.00</text:p>
          </table:table-cell>
          <table:table-cell table:style-name="ce28" table:formula="of:=[.K24]/16" office:value-type="float" office:value="16.5016501650165" calcext:value-type="float">
            <text:p>16.50</text:p>
          </table:table-cell>
          <table:table-cell table:style-name="ce39" table:formula="of:=[.K24]/64" office:value-type="float" office:value="4.12541254125413" calcext:value-type="float">
            <text:p>4.13</text:p>
          </table:table-cell>
          <table:table-cell table:style-name="ce39" table:formula="of:=[.K24]/128" office:value-type="float" office:value="2.06270627062706" calcext:value-type="float">
            <text:p>2.06</text:p>
          </table:table-cell>
          <table:table-cell table:formula="of:=[.K24]/512" office:value-type="float" office:value="0.515676567656766" calcext:value-type="float">
            <text:p>0.52</text:p>
          </table:table-cell>
          <table:table-cell table:formula="of:=[.K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43" calcext:value-type="percentage">
            <text:p>0.13%</text:p>
          </table:table-cell>
          <table:table-cell table:formula="of:=([.E25]/[.A25])-1" office:value-type="percentage" office:value="0.00133511348464643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ROUND([.K25]/[.G25];0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K25]/2" office:value-type="float" office:value="107.142857142857" calcext:value-type="float">
            <text:p>107.14</text:p>
          </table:table-cell>
          <table:table-cell table:style-name="ce39" table:formula="of:=[.K25]/8" office:value-type="float" office:value="26.7857142857143" calcext:value-type="float">
            <text:p>26.79</text:p>
          </table:table-cell>
          <table:table-cell table:style-name="ce28" table:formula="of:=[.K25]/16" office:value-type="float" office:value="13.3928571428571" calcext:value-type="float">
            <text:p>13.39</text:p>
          </table:table-cell>
          <table:table-cell table:style-name="ce39" table:formula="of:=[.K25]/64" office:value-type="float" office:value="3.34821428571429" calcext:value-type="float">
            <text:p>3.35</text:p>
          </table:table-cell>
          <table:table-cell table:style-name="ce39" table:formula="of:=[.K25]/128" office:value-type="float" office:value="1.67410714285714" calcext:value-type="float">
            <text:p>1.67</text:p>
          </table:table-cell>
          <table:table-cell table:formula="of:=[.K25]/512" office:value-type="float" office:value="0.418526785714285" calcext:value-type="float">
            <text:p>0.42</text:p>
          </table:table-cell>
          <table:table-cell table:formula="of:=[.K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3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32" calcext:value-type="percentage">
            <text:p>0.16%</text:p>
          </table:table-cell>
          <table:table-cell table:formula="of:=([.E26]/[.A26])-1" office:value-type="percentage" office:value="0.00160256410256432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ROUND([.K26]/[.G26];0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K26]/2" office:value-type="float" office:value="104.166666666667" calcext:value-type="float">
            <text:p>104.17</text:p>
          </table:table-cell>
          <table:table-cell table:style-name="ce39" table:formula="of:=[.K26]/8" office:value-type="float" office:value="26.0416666666667" calcext:value-type="float">
            <text:p>26.04</text:p>
          </table:table-cell>
          <table:table-cell table:style-name="ce28" table:formula="of:=[.K26]/16" office:value-type="float" office:value="13.0208333333333" calcext:value-type="float">
            <text:p>13.02</text:p>
          </table:table-cell>
          <table:table-cell table:style-name="ce39" table:formula="of:=[.K26]/64" office:value-type="float" office:value="3.25520833333333" calcext:value-type="float">
            <text:p>3.26</text:p>
          </table:table-cell>
          <table:table-cell table:style-name="ce39" table:formula="of:=[.K26]/128" office:value-type="float" office:value="1.62760416666667" calcext:value-type="float">
            <text:p>1.63</text:p>
          </table:table-cell>
          <table:table-cell table:formula="of:=[.K26]/512" office:value-type="float" office:value="0.406901041666666" calcext:value-type="float">
            <text:p>0.41</text:p>
          </table:table-cell>
          <table:table-cell table:formula="of:=[.K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3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365" calcext:value-type="percentage">
            <text:p>0.16%</text:p>
          </table:table-cell>
          <table:table-cell table:formula="of:=([.E27]/[.A27])-1" office:value-type="percentage" office:value="0.00160256410256365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ROUND([.K27]/[.G27];0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K27]/2" office:value-type="float" office:value="78.125" calcext:value-type="float">
            <text:p>78.13</text:p>
          </table:table-cell>
          <table:table-cell table:style-name="ce39" table:formula="of:=[.K27]/8" office:value-type="float" office:value="19.53125" calcext:value-type="float">
            <text:p>19.53</text:p>
          </table:table-cell>
          <table:table-cell table:style-name="ce28" table:formula="of:=[.K27]/16" office:value-type="float" office:value="9.765625" calcext:value-type="float">
            <text:p>9.77</text:p>
          </table:table-cell>
          <table:table-cell table:style-name="ce39" table:formula="of:=[.K27]/64" office:value-type="float" office:value="2.44140625" calcext:value-type="float">
            <text:p>2.44</text:p>
          </table:table-cell>
          <table:table-cell table:formula="of:=[.K27]/128" office:value-type="float" office:value="1.220703125" calcext:value-type="float">
            <text:p>1.22</text:p>
          </table:table-cell>
          <table:table-cell table:formula="of:=[.K27]/512" office:value-type="float" office:value="0.30517578125" calcext:value-type="float">
            <text:p>0.31</text:p>
          </table:table-cell>
          <table:table-cell table:formula="of:=[.K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3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8]/[.H28]" office:value-type="float" office:value="100000" calcext:value-type="float">
            <text:p>10000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formula="of:=([.E28]/[.A28])-1" office:value-type="percentage" office:value="0" calcext:value-type="percentage">
            <text:p>0.00%</text:p>
          </table:table-cell>
          <table:table-cell table:formula="of:=9/[.F28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ROUND([.K28]/[.G28];0)" office:value-type="float" office:value="120" calcext:value-type="float">
            <text:p>120</text:p>
          </table:table-cell>
          <table:table-cell table:formula="of:=&quot;0x&quot; &amp; DEC2HEX(256-[.H28];2)" office:value-type="string" office:string-value="0x88" calcext:value-type="string">
            <text:p>0x88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0" calcext:value-type="float">
            <text:p>120.00</text:p>
          </table:table-cell>
          <table:table-cell table:style-name="ce33" table:formula="of:=[.K28]/2" office:value-type="float" office:value="60" calcext:value-type="float">
            <text:p>60.00</text:p>
          </table:table-cell>
          <table:table-cell table:style-name="ce33" table:formula="of:=[.K28]/8" office:value-type="float" office:value="15" calcext:value-type="float">
            <text:p>15.00</text:p>
          </table:table-cell>
          <table:table-cell table:style-name="ce39" table:formula="of:=[.K28]/16" office:value-type="float" office:value="7.5" calcext:value-type="float">
            <text:p>7.50</text:p>
          </table:table-cell>
          <table:table-cell table:style-name="ce39" table:formula="of:=[.K28]/64" office:value-type="float" office:value="1.875" calcext:value-type="float">
            <text:p>1.88</text:p>
          </table:table-cell>
          <table:table-cell table:formula="of:=[.K28]/128" office:value-type="float" office:value="0.9375" calcext:value-type="float">
            <text:p>0.94</text:p>
          </table:table-cell>
          <table:table-cell table:formula="of:=[.K28]/512" office:value-type="float" office:value="0.234375" calcext:value-type="float">
            <text:p>0.23</text:p>
          </table:table-cell>
          <table:table-cell table:formula="of:=[.K28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3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29]/[.H29]" office:value-type="float" office:value="115384.615384615" calcext:value-type="float">
            <text:p>115384.62</text:p>
          </table:table-cell>
          <table:table-cell table:formula="of:=([.B29]/[.A29])-1" office:value-type="percentage" office:value="0.00160256410256077" calcext:value-type="percentage">
            <text:p>0.16%</text:p>
          </table:table-cell>
          <table:table-cell table:formula="of:=([.E29]/[.A29])-1" office:value-type="percentage" office:value="0.00160256410256077" calcext:value-type="percentage">
            <text:p>0.16%</text:p>
          </table:table-cell>
          <table:table-cell table:formula="of:=9/[.F29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ROUND([.K29]/[.G29];0)" office:value-type="float" office:value="104" calcext:value-type="float">
            <text:p>104</text:p>
          </table:table-cell>
          <table:table-cell table:formula="of:=&quot;0x&quot; &amp; DEC2HEX(256-[.H29];2)" office:value-type="string" office:string-value="0x98" calcext:value-type="string">
            <text:p>0x9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2" table:formula="of:=[.$B$1]/[.A29]" office:value-type="float" office:value="104.166666666667" calcext:value-type="float">
            <text:p>104.17</text:p>
          </table:table-cell>
          <table:table-cell table:style-name="ce28" table:formula="of:=[.K29]/2" office:value-type="float" office:value="52.0833333333333" calcext:value-type="float">
            <text:p>52.08</text:p>
          </table:table-cell>
          <table:table-cell table:style-name="ce39" table:formula="of:=[.K29]/8" office:value-type="float" office:value="13.0208333333333" calcext:value-type="float">
            <text:p>13.02</text:p>
          </table:table-cell>
          <table:table-cell table:style-name="ce28" table:formula="of:=[.K29]/16" office:value-type="float" office:value="6.51041666666667" calcext:value-type="float">
            <text:p>6.51</text:p>
          </table:table-cell>
          <table:table-cell table:style-name="ce39" table:formula="of:=[.K29]/64" office:value-type="float" office:value="1.62760416666667" calcext:value-type="float">
            <text:p>1.63</text:p>
          </table:table-cell>
          <table:table-cell table:formula="of:=[.K29]/128" office:value-type="float" office:value="0.813802083333333" calcext:value-type="float">
            <text:p>0.81</text:p>
          </table:table-cell>
          <table:table-cell table:formula="of:=[.K29]/512" office:value-type="float" office:value="0.203450520833334" calcext:value-type="float">
            <text:p>0.20</text:p>
          </table:table-cell>
          <table:table-cell table:formula="of:=[.K29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formula="of:=[.$B$1]/[.G30]/[.H30]" office:value-type="float" office:value="127659.574468085" calcext:value-type="float">
            <text:p>127659.57</text:p>
          </table:table-cell>
          <table:table-cell table:formula="of:=([.B30]/[.A30])-1" office:value-type="percentage" office:value="-0.00265957446808596" calcext:value-type="percentage">
            <text:p>-0.27%</text:p>
          </table:table-cell>
          <table:table-cell table:formula="of:=([.E30]/[.A30])-1" office:value-type="percentage" office:value="-0.00265957446808596" calcext:value-type="percentage">
            <text:p>-0.27%</text:p>
          </table:table-cell>
          <table:table-cell table:formula="of:=9/[.F30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ROUND([.K30]/[.G30];0)" office:value-type="float" office:value="94" calcext:value-type="float">
            <text:p>94</text:p>
          </table:table-cell>
          <table:table-cell table:formula="of:=&quot;0x&quot; &amp; DEC2HEX(256-[.H30];2)" office:value-type="string" office:string-value="0xA2" calcext:value-type="string">
            <text:p>0xA2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93.75" calcext:value-type="float">
            <text:p>93.75</text:p>
          </table:table-cell>
          <table:table-cell table:style-name="ce28" table:formula="of:=[.K30]/2" office:value-type="float" office:value="46.875" calcext:value-type="float">
            <text:p>46.88</text:p>
          </table:table-cell>
          <table:table-cell table:style-name="ce39" table:formula="of:=[.K30]/8" office:value-type="float" office:value="11.71875" calcext:value-type="float">
            <text:p>11.72</text:p>
          </table:table-cell>
          <table:table-cell table:style-name="ce28" table:formula="of:=[.K30]/16" office:value-type="float" office:value="5.859375" calcext:value-type="float">
            <text:p>5.86</text:p>
          </table:table-cell>
          <table:table-cell table:formula="of:=[.K30]/64" office:value-type="float" office:value="1.46484375" calcext:value-type="float">
            <text:p>1.46</text:p>
          </table:table-cell>
          <table:table-cell table:formula="of:=[.K30]/128" office:value-type="float" office:value="0.732421875" calcext:value-type="float">
            <text:p>0.73</text:p>
          </table:table-cell>
          <table:table-cell table:formula="of:=[.K30]/512" office:value-type="float" office:value="0.18310546875" calcext:value-type="float">
            <text:p>0.18</text:p>
          </table:table-cell>
          <table:table-cell table:formula="of:=[.K30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53846" calcext:value-type="float">
            <text:p>153846</text:p>
          </table:table-cell>
          <table:table-cell table:formula="of:=[.$B$1]/[.G31]/[.H31]" office:value-type="float" office:value="153846.153846154" calcext:value-type="float">
            <text:p>153846.15</text:p>
          </table:table-cell>
          <table:table-cell table:formula="of:=([.B31]/[.A31])-1" office:value-type="percentage" office:value="0.00000100000100089481" calcext:value-type="percentage">
            <text:p>0.00%</text:p>
          </table:table-cell>
          <table:table-cell table:formula="of:=([.E31]/[.A31])-1" office:value-type="percentage" office:value="0.00000100000100089481" calcext:value-type="percentage">
            <text:p>0.00%</text:p>
          </table:table-cell>
          <table:table-cell table:formula="of:=9/[.F31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ROUND([.K31]/[.G31];0)" office:value-type="float" office:value="78" calcext:value-type="float">
            <text:p>78</text:p>
          </table:table-cell>
          <table:table-cell table:formula="of:=&quot;0x&quot; &amp; DEC2HEX(256-[.H31];2)" office:value-type="string" office:string-value="0xB2" calcext:value-type="string">
            <text:p>0xB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3" table:formula="of:=[.$B$1]/[.A31]" office:value-type="float" office:value="78.000078000078" calcext:value-type="float">
            <text:p>78.00</text:p>
          </table:table-cell>
          <table:table-cell table:style-name="ce33" table:formula="of:=[.K31]/2" office:value-type="float" office:value="39.000039000039" calcext:value-type="float">
            <text:p>39.00</text:p>
          </table:table-cell>
          <table:table-cell table:style-name="ce39" table:formula="of:=[.K31]/8" office:value-type="float" office:value="9.75000975000975" calcext:value-type="float">
            <text:p>9.75</text:p>
          </table:table-cell>
          <table:table-cell table:style-name="ce28" table:formula="of:=[.K31]/16" office:value-type="float" office:value="4.87500487500488" calcext:value-type="float">
            <text:p>4.88</text:p>
          </table:table-cell>
          <table:table-cell table:formula="of:=[.K31]/64" office:value-type="float" office:value="1.21875121875122" calcext:value-type="float">
            <text:p>1.22</text:p>
          </table:table-cell>
          <table:table-cell table:formula="of:=[.K31]/128" office:value-type="float" office:value="0.609375609375609" calcext:value-type="float">
            <text:p>0.61</text:p>
          </table:table-cell>
          <table:table-cell table:formula="of:=[.K31]/512" office:value-type="float" office:value="0.152343902343902" calcext:value-type="float">
            <text:p>0.15</text:p>
          </table:table-cell>
          <table:table-cell table:formula="of:=[.K31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3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2]/[.H32]" office:value-type="float" office:value="187500" calcext:value-type="float">
            <text:p>187500.00</text:p>
          </table:table-cell>
          <table:table-cell table:formula="of:=([.B32]/[.A32])-1" office:value-type="percentage" office:value="0" calcext:value-type="percentage">
            <text:p>0.00%</text:p>
          </table:table-cell>
          <table:table-cell table:formula="of:=([.E32]/[.A32])-1" office:value-type="percentage" office:value="0.000208376745157501" calcext:value-type="percentage">
            <text:p>0.02%</text:p>
          </table:table-cell>
          <table:table-cell table:formula="of:=9/[.F32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ROUND([.K32]/[.G32];0)" office:value-type="float" office:value="64" calcext:value-type="float">
            <text:p>64</text:p>
          </table:table-cell>
          <table:table-cell table:formula="of:=&quot;0x&quot; &amp; DEC2HEX(256-[.H32];2)" office:value-type="string" office:string-value="0xC0" calcext:value-type="string">
            <text:p>0xC0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64" calcext:value-type="float">
            <text:p>64.00</text:p>
          </table:table-cell>
          <table:table-cell table:style-name="ce33" table:formula="of:=[.K32]/2" office:value-type="float" office:value="32" calcext:value-type="float">
            <text:p>32.00</text:p>
          </table:table-cell>
          <table:table-cell table:style-name="ce33" table:formula="of:=[.K32]/8" office:value-type="float" office:value="8" calcext:value-type="float">
            <text:p>8.00</text:p>
          </table:table-cell>
          <table:table-cell table:style-name="ce33" table:formula="of:=[.K32]/16" office:value-type="float" office:value="4" calcext:value-type="float">
            <text:p>4.00</text:p>
          </table:table-cell>
          <table:table-cell table:formula="of:=[.K32]/64" office:value-type="float" office:value="1" calcext:value-type="float">
            <text:p>1.00</text:p>
          </table:table-cell>
          <table:table-cell table:formula="of:=[.K32]/128" office:value-type="float" office:value="0.5" calcext:value-type="float">
            <text:p>0.50</text:p>
          </table:table-cell>
          <table:table-cell table:formula="of:=[.K32]/512" office:value-type="float" office:value="0.125" calcext:value-type="float">
            <text:p>0.13</text:p>
          </table:table-cell>
          <table:table-cell table:formula="of:=[.K32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3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3]/[.H33]" office:value-type="float" office:value="230769.230769231" calcext:value-type="float">
            <text:p>230769.23</text:p>
          </table:table-cell>
          <table:table-cell table:formula="of:=([.B33]/[.A33])-1" office:value-type="percentage" office:value="0.00160256410256521" calcext:value-type="percentage">
            <text:p>0.16%</text:p>
          </table:table-cell>
          <table:table-cell table:formula="of:=([.E33]/[.A33])-1" office:value-type="percentage" office:value="0.00160256410256521" calcext:value-type="percentage">
            <text:p>0.16%</text:p>
          </table:table-cell>
          <table:table-cell table:formula="of:=9/[.F33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ROUND([.K33]/[.G33];0)" office:value-type="float" office:value="52" calcext:value-type="float">
            <text:p>52</text:p>
          </table:table-cell>
          <table:table-cell table:formula="of:=&quot;0x&quot; &amp; DEC2HEX(256-[.H33];2)" office:value-type="string" office:string-value="0xCC" calcext:value-type="string">
            <text:p>0xCC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2" table:formula="of:=[.$B$1]/[.A33]" office:value-type="float" office:value="52.0833333333333" calcext:value-type="float">
            <text:p>52.08</text:p>
          </table:table-cell>
          <table:table-cell table:style-name="ce28" table:formula="of:=[.K33]/2" office:value-type="float" office:value="26.0416666666667" calcext:value-type="float">
            <text:p>26.04</text:p>
          </table:table-cell>
          <table:table-cell table:style-name="ce39" table:formula="of:=[.K33]/8" office:value-type="float" office:value="6.51041666666667" calcext:value-type="float">
            <text:p>6.51</text:p>
          </table:table-cell>
          <table:table-cell table:style-name="ce39" table:formula="of:=[.K33]/16" office:value-type="float" office:value="3.25520833333333" calcext:value-type="float">
            <text:p>3.26</text:p>
          </table:table-cell>
          <table:table-cell table:formula="of:=[.K33]/64" office:value-type="float" office:value="0.813802083333333" calcext:value-type="float">
            <text:p>0.81</text:p>
          </table:table-cell>
          <table:table-cell table:formula="of:=[.K33]/128" office:value-type="float" office:value="0.406901041666667" calcext:value-type="float">
            <text:p>0.41</text:p>
          </table:table-cell>
          <table:table-cell table:formula="of:=[.K33]/512" office:value-type="float" office:value="0.101725260416667" calcext:value-type="float">
            <text:p>0.10</text:p>
          </table:table-cell>
          <table:table-cell table:formula="of:=[.K33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3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4]/[.H34]" office:value-type="float" office:value="250000" calcext:value-type="float">
            <text:p>250000.00</text:p>
          </table:table-cell>
          <table:table-cell table:formula="of:=([.B34]/[.A34])-1" office:value-type="percentage" office:value="0" calcext:value-type="percentage">
            <text:p>0.00%</text:p>
          </table:table-cell>
          <table:table-cell table:formula="of:=([.E34]/[.A34])-1" office:value-type="percentage" office:value="0" calcext:value-type="percentage">
            <text:p>0.00%</text:p>
          </table:table-cell>
          <table:table-cell table:formula="of:=9/[.F34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ROUND([.K34]/[.G34];0)" office:value-type="float" office:value="48" calcext:value-type="float">
            <text:p>48</text:p>
          </table:table-cell>
          <table:table-cell table:formula="of:=&quot;0x&quot; &amp; DEC2HEX(256-[.H34];2)" office:value-type="string" office:string-value="0xD0" calcext:value-type="string">
            <text:p>0xD0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3" table:formula="of:=[.$B$1]/[.A34]" office:value-type="float" office:value="48" calcext:value-type="float">
            <text:p>48.00</text:p>
          </table:table-cell>
          <table:table-cell table:style-name="ce33" table:formula="of:=[.K34]/2" office:value-type="float" office:value="24" calcext:value-type="float">
            <text:p>24.00</text:p>
          </table:table-cell>
          <table:table-cell table:style-name="ce33" table:formula="of:=[.K34]/8" office:value-type="float" office:value="6" calcext:value-type="float">
            <text:p>6.00</text:p>
          </table:table-cell>
          <table:table-cell table:style-name="ce33" table:formula="of:=[.K34]/16" office:value-type="float" office:value="3" calcext:value-type="float">
            <text:p>3.00</text:p>
          </table:table-cell>
          <table:table-cell table:formula="of:=[.K34]/64" office:value-type="float" office:value="0.75" calcext:value-type="float">
            <text:p>0.75</text:p>
          </table:table-cell>
          <table:table-cell table:formula="of:=[.K34]/128" office:value-type="float" office:value="0.375" calcext:value-type="float">
            <text:p>0.38</text:p>
          </table:table-cell>
          <table:table-cell table:formula="of:=[.K34]/512" office:value-type="float" office:value="0.09375" calcext:value-type="float">
            <text:p>0.09</text:p>
          </table:table-cell>
          <table:table-cell table:formula="of:=[.K34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35]/[.H35]" office:value-type="float" office:value="255319.14893617" calcext:value-type="float">
            <text:p>255319.15</text:p>
          </table:table-cell>
          <table:table-cell table:formula="of:=([.B35]/[.A35])-1" office:value-type="percentage" office:value="-0.00265957446808596" calcext:value-type="percentage">
            <text:p>-0.27%</text:p>
          </table:table-cell>
          <table:table-cell table:formula="of:=([.E35]/[.A35])-1" office:value-type="percentage" office:value="-0.00237656072644532" calcext:value-type="percentage">
            <text:p>-0.24%</text:p>
          </table:table-cell>
          <table:table-cell table:formula="of:=9/[.F35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ROUND([.K35]/[.G35];0)" office:value-type="float" office:value="47" calcext:value-type="float">
            <text:p>47</text:p>
          </table:table-cell>
          <table:table-cell table:formula="of:=&quot;0x&quot; &amp; DEC2HEX(256-[.H35];2)" office:value-type="string" office:string-value="0xD1" calcext:value-type="string">
            <text:p>0xD1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2" table:formula="of:=[.$B$1]/[.A35]" office:value-type="float" office:value="46.875" calcext:value-type="float">
            <text:p>46.88</text:p>
          </table:table-cell>
          <table:table-cell table:style-name="ce28" table:formula="of:=[.K35]/2" office:value-type="float" office:value="23.4375" calcext:value-type="float">
            <text:p>23.44</text:p>
          </table:table-cell>
          <table:table-cell table:style-name="ce39" table:formula="of:=[.K35]/8" office:value-type="float" office:value="5.859375" calcext:value-type="float">
            <text:p>5.86</text:p>
          </table:table-cell>
          <table:table-cell table:style-name="ce39" table:formula="of:=[.K35]/16" office:value-type="float" office:value="2.9296875" calcext:value-type="float">
            <text:p>2.93</text:p>
          </table:table-cell>
          <table:table-cell table:formula="of:=[.K35]/64" office:value-type="float" office:value="0.732421875" calcext:value-type="float">
            <text:p>0.73</text:p>
          </table:table-cell>
          <table:table-cell table:formula="of:=[.K35]/128" office:value-type="float" office:value="0.3662109375" calcext:value-type="float">
            <text:p>0.37</text:p>
          </table:table-cell>
          <table:table-cell table:formula="of:=[.K35]/512" office:value-type="float" office:value="0.091552734375" calcext:value-type="float">
            <text:p>0.09</text:p>
          </table:table-cell>
          <table:table-cell table:formula="of:=[.K35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307200" calcext:value-type="float">
            <text:p>307200</text:p>
          </table:table-cell>
          <table:table-cell table:formula="of:=[.$B$1]/[.G36]/[.H36]" office:value-type="float" office:value="307692.307692308" calcext:value-type="float">
            <text:p>307692.31</text:p>
          </table:table-cell>
          <table:table-cell table:formula="of:=([.B36]/[.A36])-1" office:value-type="percentage" office:value="0.00160256410256499" calcext:value-type="percentage">
            <text:p>0.16%</text:p>
          </table:table-cell>
          <table:table-cell table:formula="of:=([.E36]/[.A36])-1" office:value-type="percentage" office:value="0.00160256410256499" calcext:value-type="percentage">
            <text:p>0.16%</text:p>
          </table:table-cell>
          <table:table-cell table:formula="of:=9/[.F36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ROUND([.K36]/[.G36];0)" office:value-type="float" office:value="39" calcext:value-type="float">
            <text:p>39</text:p>
          </table:table-cell>
          <table:table-cell table:formula="of:=&quot;0x&quot; &amp; DEC2HEX(256-[.H36];2)" office:value-type="string" office:string-value="0xD9" calcext:value-type="string">
            <text:p>0xD9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39.0625" calcext:value-type="float">
            <text:p>39.06</text:p>
          </table:table-cell>
          <table:table-cell table:style-name="ce28" table:formula="of:=[.K36]/2" office:value-type="float" office:value="19.53125" calcext:value-type="float">
            <text:p>19.53</text:p>
          </table:table-cell>
          <table:table-cell table:style-name="ce39" table:formula="of:=[.K36]/8" office:value-type="float" office:value="4.8828125" calcext:value-type="float">
            <text:p>4.88</text:p>
          </table:table-cell>
          <table:table-cell table:style-name="ce39" table:formula="of:=[.K36]/16" office:value-type="float" office:value="2.44140625" calcext:value-type="float">
            <text:p>2.44</text:p>
          </table:table-cell>
          <table:table-cell table:formula="of:=[.K36]/64" office:value-type="float" office:value="0.6103515625" calcext:value-type="float">
            <text:p>0.61</text:p>
          </table:table-cell>
          <table:table-cell table:formula="of:=[.K36]/128" office:value-type="float" office:value="0.30517578125" calcext:value-type="float">
            <text:p>0.31</text:p>
          </table:table-cell>
          <table:table-cell table:formula="of:=[.K36]/512" office:value-type="float" office:value="0.0762939453125" calcext:value-type="float">
            <text:p>0.08</text:p>
          </table:table-cell>
          <table:table-cell table:formula="of:=[.K36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formula="of:=[.$B$1]/[.G37]/[.H37]" office:value-type="float" office:value="461538.461538462" calcext:value-type="float">
            <text:p>461538.46</text:p>
          </table:table-cell>
          <table:table-cell table:formula="of:=([.B37]/[.A37])-1" office:value-type="percentage" office:value="0.00160256410256521" calcext:value-type="percentage">
            <text:p>0.16%</text:p>
          </table:table-cell>
          <table:table-cell table:formula="of:=([.E37]/[.A37])-1" office:value-type="percentage" office:value="0.00160256410256521" calcext:value-type="percentage">
            <text:p>0.16%</text:p>
          </table:table-cell>
          <table:table-cell table:formula="of:=9/[.F37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ROUND([.K37]/[.G37];0)" office:value-type="float" office:value="26" calcext:value-type="float">
            <text:p>26</text:p>
          </table:table-cell>
          <table:table-cell table:formula="of:=&quot;0x&quot; &amp; DEC2HEX(256-[.H37];2)" office:value-type="string" office:string-value="0xE6" calcext:value-type="string">
            <text:p>0xE6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26.0416666666667" calcext:value-type="float">
            <text:p>26.04</text:p>
          </table:table-cell>
          <table:table-cell table:style-name="ce28" table:formula="of:=[.K37]/2" office:value-type="float" office:value="13.0208333333333" calcext:value-type="float">
            <text:p>13.02</text:p>
          </table:table-cell>
          <table:table-cell table:style-name="ce39" table:formula="of:=[.K37]/8" office:value-type="float" office:value="3.25520833333333" calcext:value-type="float">
            <text:p>3.26</text:p>
          </table:table-cell>
          <table:table-cell table:style-name="ce39" table:formula="of:=[.K37]/16" office:value-type="float" office:value="1.62760416666667" calcext:value-type="float">
            <text:p>1.63</text:p>
          </table:table-cell>
          <table:table-cell table:formula="of:=[.K37]/64" office:value-type="float" office:value="0.406901041666667" calcext:value-type="float">
            <text:p>0.41</text:p>
          </table:table-cell>
          <table:table-cell table:formula="of:=[.K37]/128" office:value-type="float" office:value="0.203450520833333" calcext:value-type="float">
            <text:p>0.20</text:p>
          </table:table-cell>
          <table:table-cell table:formula="of:=[.K37]/512" office:value-type="float" office:value="0.0508626302083334" calcext:value-type="float">
            <text:p>0.05</text:p>
          </table:table-cell>
          <table:table-cell table:formula="of:=[.K37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3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8]/[.H38]" office:value-type="float" office:value="500000" calcext:value-type="float">
            <text:p>500000.00</text:p>
          </table:table-cell>
          <table:table-cell table:formula="of:=([.B38]/[.A38])-1" office:value-type="percentage" office:value="0" calcext:value-type="percentage">
            <text:p>0.00%</text:p>
          </table:table-cell>
          <table:table-cell table:formula="of:=([.E38]/[.A38])-1" office:value-type="percentage" office:value="0" calcext:value-type="percentage">
            <text:p>0.00%</text:p>
          </table:table-cell>
          <table:table-cell table:formula="of:=9/[.F38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ROUND([.K38]/[.G38];0)" office:value-type="float" office:value="24" calcext:value-type="float">
            <text:p>24</text:p>
          </table:table-cell>
          <table:table-cell table:formula="of:=&quot;0x&quot; &amp; DEC2HEX(256-[.H38];2)" office:value-type="string" office:string-value="0xE8" calcext:value-type="string">
            <text:p>0xE8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3" table:formula="of:=[.$B$1]/[.A38]" office:value-type="float" office:value="24" calcext:value-type="float">
            <text:p>24.00</text:p>
          </table:table-cell>
          <table:table-cell table:style-name="ce33" table:formula="of:=[.K38]/2" office:value-type="float" office:value="12" calcext:value-type="float">
            <text:p>12.00</text:p>
          </table:table-cell>
          <table:table-cell table:style-name="ce33" table:formula="of:=[.K38]/8" office:value-type="float" office:value="3" calcext:value-type="float">
            <text:p>3.00</text:p>
          </table:table-cell>
          <table:table-cell table:style-name="ce39" table:formula="of:=[.K38]/16" office:value-type="float" office:value="1.5" calcext:value-type="float">
            <text:p>1.50</text:p>
          </table:table-cell>
          <table:table-cell table:formula="of:=[.K38]/64" office:value-type="float" office:value="0.375" calcext:value-type="float">
            <text:p>0.38</text:p>
          </table:table-cell>
          <table:table-cell table:formula="of:=[.K38]/128" office:value-type="float" office:value="0.1875" calcext:value-type="float">
            <text:p>0.19</text:p>
          </table:table-cell>
          <table:table-cell table:formula="of:=[.K38]/512" office:value-type="float" office:value="0.046875" calcext:value-type="float">
            <text:p>0.05</text:p>
          </table:table-cell>
          <table:table-cell table:formula="of:=[.K38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39]/[.H39]" office:value-type="float" office:value="571428.571428571" calcext:value-type="float">
            <text:p>571428.57</text:p>
          </table:table-cell>
          <table:table-cell table:style-name="ce96" table:formula="of:=([.B39]/[.A39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ROUND([.K39]/[.G39];0)" office:value-type="float" office:value="21" calcext:value-type="float">
            <text:p>21</text:p>
          </table:table-cell>
          <table:table-cell table:formula="of:=&quot;0x&quot; &amp; DEC2HEX(256-[.H39];2)" office:value-type="string" office:string-value="0xEB" calcext:value-type="string">
            <text:p>0xEB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2" table:formula="of:=[.$B$1]/[.A39]" office:value-type="float" office:value="20.8333333333333" calcext:value-type="float">
            <text:p>20.83</text:p>
          </table:table-cell>
          <table:table-cell table:style-name="ce39" table:formula="of:=[.K39]/2" office:value-type="float" office:value="10.4166666666667" calcext:value-type="float">
            <text:p>10.42</text:p>
          </table:table-cell>
          <table:table-cell table:style-name="ce39" table:formula="of:=[.K39]/8" office:value-type="float" office:value="2.60416666666667" calcext:value-type="float">
            <text:p>2.60</text:p>
          </table:table-cell>
          <table:table-cell table:style-name="ce39" table:formula="of:=[.K39]/16" office:value-type="float" office:value="1.30208333333333" calcext:value-type="float">
            <text:p>1.30</text:p>
          </table:table-cell>
          <table:table-cell table:formula="of:=[.K39]/64" office:value-type="float" office:value="0.325520833333333" calcext:value-type="float">
            <text:p>0.33</text:p>
          </table:table-cell>
          <table:table-cell table:formula="of:=[.K39]/128" office:value-type="float" office:value="0.162760416666667" calcext:value-type="float">
            <text:p>0.16</text:p>
          </table:table-cell>
          <table:table-cell table:formula="of:=[.K39]/512" office:value-type="float" office:value="0.0406901041666667" calcext:value-type="float">
            <text:p>0.04</text:p>
          </table:table-cell>
          <table:table-cell table:formula="of:=[.K39]/1024" office:value-type="float" office:value="0.0203450520833333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formula="of:=[.$B$1]/[.G40]/[.H40]" office:value-type="float" office:value="750000" calcext:value-type="float">
            <text:p>750000.00</text:p>
          </table:table-cell>
          <table:table-cell table:formula="of:=([.B40]/[.A40])-1" office:value-type="percentage" office:value="0" calcext:value-type="percentage">
            <text:p>0.00%</text:p>
          </table:table-cell>
          <table:table-cell table:formula="of:=([.E40]/[.A40])-1" office:value-type="percentage" office:value="0" calcext:value-type="percentage">
            <text:p>0.00%</text:p>
          </table:table-cell>
          <table:table-cell table:formula="of:=9/[.F40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ROUND([.K40]/[.G40];0)" office:value-type="float" office:value="16" calcext:value-type="float">
            <text:p>16</text:p>
          </table:table-cell>
          <table:table-cell table:formula="of:=&quot;0x&quot; &amp; DEC2HEX(256-[.H40];2)" office:value-type="string" office:string-value="0xF0" calcext:value-type="string">
            <text:p>0xF0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3" table:formula="of:=[.$B$1]/[.A40]" office:value-type="float" office:value="16" calcext:value-type="float">
            <text:p>16.00</text:p>
          </table:table-cell>
          <table:table-cell table:style-name="ce33" table:formula="of:=[.K40]/2" office:value-type="float" office:value="8" calcext:value-type="float">
            <text:p>8.00</text:p>
          </table:table-cell>
          <table:table-cell table:style-name="ce33" table:formula="of:=[.K40]/8" office:value-type="float" office:value="2" calcext:value-type="float">
            <text:p>2.00</text:p>
          </table:table-cell>
          <table:table-cell table:formula="of:=[.K40]/16" office:value-type="float" office:value="1" calcext:value-type="float">
            <text:p>1.00</text:p>
          </table:table-cell>
          <table:table-cell table:formula="of:=[.K40]/64" office:value-type="float" office:value="0.25" calcext:value-type="float">
            <text:p>0.25</text:p>
          </table:table-cell>
          <table:table-cell table:formula="of:=[.K40]/128" office:value-type="float" office:value="0.125" calcext:value-type="float">
            <text:p>0.13</text:p>
          </table:table-cell>
          <table:table-cell table:formula="of:=[.K40]/512" office:value-type="float" office:value="0.03125" calcext:value-type="float">
            <text:p>0.03</text:p>
          </table:table-cell>
          <table:table-cell table:formula="of:=[.K40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857143" calcext:value-type="float">
            <text:p>857143</text:p>
          </table:table-cell>
          <table:table-cell table:formula="of:=[.$B$1]/[.G41]/[.H41]" office:value-type="float" office:value="857142.857142857" calcext:value-type="float">
            <text:p>857142.86</text:p>
          </table:table-cell>
          <table:table-cell table:formula="of:=([.B41]/[.A41])-1" office:value-type="percentage" office:value="-0.00000016666663904541" calcext:value-type="percentage">
            <text:p>0.00%</text:p>
          </table:table-cell>
          <table:table-cell table:formula="of:=([.E41]/[.A41])-1" office:value-type="percentage" office:value="-0.00000016666663904541" calcext:value-type="percentage">
            <text:p>0.00%</text:p>
          </table:table-cell>
          <table:table-cell table:formula="of:=9/[.F41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ROUND([.K41]/[.G41];0)" office:value-type="float" office:value="14" calcext:value-type="float">
            <text:p>14</text:p>
          </table:table-cell>
          <table:table-cell table:formula="of:=&quot;0x&quot; &amp; DEC2HEX(256-[.H41];2)" office:value-type="string" office:string-value="0xF2" calcext:value-type="string">
            <text:p>0xF2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3.9999976666671" calcext:value-type="float">
            <text:p>14.00</text:p>
          </table:table-cell>
          <table:table-cell table:style-name="ce33" table:formula="of:=[.K41]/2" office:value-type="float" office:value="6.99999883333353" calcext:value-type="float">
            <text:p>7.00</text:p>
          </table:table-cell>
          <table:table-cell table:style-name="ce39" table:formula="of:=[.K41]/8" office:value-type="float" office:value="1.74999970833338" calcext:value-type="float">
            <text:p>1.75</text:p>
          </table:table-cell>
          <table:table-cell table:formula="of:=[.K41]/16" office:value-type="float" office:value="0.874999854166691" calcext:value-type="float">
            <text:p>0.87</text:p>
          </table:table-cell>
          <table:table-cell table:formula="of:=[.K41]/64" office:value-type="float" office:value="0.218749963541673" calcext:value-type="float">
            <text:p>0.22</text:p>
          </table:table-cell>
          <table:table-cell table:formula="of:=[.K41]/128" office:value-type="float" office:value="0.109374981770836" calcext:value-type="float">
            <text:p>0.11</text:p>
          </table:table-cell>
          <table:table-cell table:formula="of:=[.K41]/512" office:value-type="float" office:value="0.0273437454427092" calcext:value-type="float">
            <text:p>0.03</text:p>
          </table:table-cell>
          <table:table-cell table:formula="of:=[.K41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2]/[.H42]" office:value-type="float" office:value="923076.923076923" calcext:value-type="float">
            <text:p>923076.92</text:p>
          </table:table-cell>
          <table:table-cell table:formula="of:=([.B42]/[.A42])-1" office:value-type="percentage" office:value="0.0016025641025641" calcext:value-type="percentage">
            <text:p>0.16%</text:p>
          </table:table-cell>
          <table:table-cell table:formula="of:=([.E42]/[.A42])-1" office:value-type="percentage" office:value="0.00191084436236766" calcext:value-type="percentage">
            <text:p>0.19%</text:p>
          </table:table-cell>
          <table:table-cell table:formula="of:=9/[.F42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ROUND([.K42]/[.G42];0)" office:value-type="float" office:value="13" calcext:value-type="float">
            <text:p>13</text:p>
          </table:table-cell>
          <table:table-cell table:formula="of:=&quot;0x&quot; &amp; DEC2HEX(256-[.H42];2)" office:value-type="string" office:string-value="0xF3" calcext:value-type="string">
            <text:p>0xF3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2" table:formula="of:=[.$B$1]/[.A42]" office:value-type="float" office:value="13.0208333333333" calcext:value-type="float">
            <text:p>13.02</text:p>
          </table:table-cell>
          <table:table-cell table:style-name="ce28" table:formula="of:=[.K42]/2" office:value-type="float" office:value="6.51041666666667" calcext:value-type="float">
            <text:p>6.51</text:p>
          </table:table-cell>
          <table:table-cell table:style-name="ce39" table:formula="of:=[.K42]/8" office:value-type="float" office:value="1.62760416666667" calcext:value-type="float">
            <text:p>1.63</text:p>
          </table:table-cell>
          <table:table-cell table:formula="of:=[.K42]/16" office:value-type="float" office:value="0.813802083333333" calcext:value-type="float">
            <text:p>0.81</text:p>
          </table:table-cell>
          <table:table-cell table:formula="of:=[.K42]/64" office:value-type="float" office:value="0.203450520833333" calcext:value-type="float">
            <text:p>0.20</text:p>
          </table:table-cell>
          <table:table-cell table:formula="of:=[.K42]/128" office:value-type="float" office:value="0.101725260416667" calcext:value-type="float">
            <text:p>0.10</text:p>
          </table:table-cell>
          <table:table-cell table:formula="of:=[.K42]/512" office:value-type="float" office:value="0.0254313151041666" calcext:value-type="float">
            <text:p>0.03</text:p>
          </table:table-cell>
          <table:table-cell table:formula="of:=[.K42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000000" calcext:value-type="float">
            <text:p>1000000</text:p>
          </table:table-cell>
          <table:table-cell table:formula="of:=[.$B$1]/[.G43]/[.H43]" office:value-type="float" office:value="1000000" calcext:value-type="float">
            <text:p>1000000.00</text:p>
          </table:table-cell>
          <table:table-cell table:formula="of:=([.B43]/[.A43])-1" office:value-type="percentage" office:value="0" calcext:value-type="percentage">
            <text:p>0.00%</text:p>
          </table:table-cell>
          <table:table-cell table:formula="of:=([.E43]/[.A43])-1" office:value-type="percentage" office:value="0" calcext:value-type="percentage">
            <text:p>0.00%</text:p>
          </table:table-cell>
          <table:table-cell table:formula="of:=9/[.F43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ROUND([.K43]/[.G43];0)" office:value-type="float" office:value="12" calcext:value-type="float">
            <text:p>12</text:p>
          </table:table-cell>
          <table:table-cell table:formula="of:=&quot;0x&quot; &amp; DEC2HEX(256-[.H43];2)" office:value-type="string" office:string-value="0xF4" calcext:value-type="string">
            <text:p>0xF4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3" table:formula="of:=[.$B$1]/[.A43]" office:value-type="float" office:value="12" calcext:value-type="float">
            <text:p>12.00</text:p>
          </table:table-cell>
          <table:table-cell table:style-name="ce33" table:formula="of:=[.K43]/2" office:value-type="float" office:value="6" calcext:value-type="float">
            <text:p>6.00</text:p>
          </table:table-cell>
          <table:table-cell table:formula="of:=[.K43]/8" office:value-type="float" office:value="1.5" calcext:value-type="float">
            <text:p>1.50</text:p>
          </table:table-cell>
          <table:table-cell table:formula="of:=[.K43]/16" office:value-type="float" office:value="0.75" calcext:value-type="float">
            <text:p>0.75</text:p>
          </table:table-cell>
          <table:table-cell table:formula="of:=[.K43]/64" office:value-type="float" office:value="0.1875" calcext:value-type="float">
            <text:p>0.19</text:p>
          </table:table-cell>
          <table:table-cell table:formula="of:=[.K43]/128" office:value-type="float" office:value="0.09375" calcext:value-type="float">
            <text:p>0.09</text:p>
          </table:table-cell>
          <table:table-cell table:formula="of:=[.K43]/512" office:value-type="float" office:value="0.0234375" calcext:value-type="float">
            <text:p>0.02</text:p>
          </table:table-cell>
          <table:table-cell table:formula="of:=[.K43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090909" calcext:value-type="float">
            <text:p>1090909</text:p>
          </table:table-cell>
          <table:table-cell table:formula="of:=[.$B$1]/[.G44]/[.H44]" office:value-type="float" office:value="1090909.09090909" calcext:value-type="float">
            <text:p>1090909.09</text:p>
          </table:table-cell>
          <table:table-cell table:formula="of:=([.B44]/[.A44])-1" office:value-type="percentage" office:value="0.0000000833333393401858" calcext:value-type="percentage">
            <text:p>0.00%</text:p>
          </table:table-cell>
          <table:table-cell table:formula="of:=([.E44]/[.A44])-1" office:value-type="percentage" office:value="0.000363852006794341" calcext:value-type="percentage">
            <text:p>0.04%</text:p>
          </table:table-cell>
          <table:table-cell table:formula="of:=9/[.F44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ROUND([.K44]/[.G44];0)" office:value-type="float" office:value="11" calcext:value-type="float">
            <text:p>11</text:p>
          </table:table-cell>
          <table:table-cell table:formula="of:=&quot;0x&quot; &amp; DEC2HEX(256-[.H44];2)" office:value-type="string" office:string-value="0xF5" calcext:value-type="string">
            <text:p>0xF5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1.0000009166667" calcext:value-type="float">
            <text:p>11.00</text:p>
          </table:table-cell>
          <table:table-cell table:style-name="ce39" table:formula="of:=[.K44]/2" office:value-type="float" office:value="5.50000045833337" calcext:value-type="float">
            <text:p>5.50</text:p>
          </table:table-cell>
          <table:table-cell table:formula="of:=[.K44]/8" office:value-type="float" office:value="1.37500011458334" calcext:value-type="float">
            <text:p>1.38</text:p>
          </table:table-cell>
          <table:table-cell table:formula="of:=[.K44]/16" office:value-type="float" office:value="0.687500057291671" calcext:value-type="float">
            <text:p>0.69</text:p>
          </table:table-cell>
          <table:table-cell table:formula="of:=[.K44]/64" office:value-type="float" office:value="0.171875014322918" calcext:value-type="float">
            <text:p>0.17</text:p>
          </table:table-cell>
          <table:table-cell table:formula="of:=[.K44]/128" office:value-type="float" office:value="0.0859375071614589" calcext:value-type="float">
            <text:p>0.09</text:p>
          </table:table-cell>
          <table:table-cell table:formula="of:=[.K44]/512" office:value-type="float" office:value="0.0214843767903646" calcext:value-type="float">
            <text:p>0.02</text:p>
          </table:table-cell>
          <table:table-cell table:formula="of:=[.K44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200000" calcext:value-type="float">
            <text:p>1200000</text:p>
          </table:table-cell>
          <table:table-cell table:formula="of:=[.$B$1]/[.G45]/[.H45]" office:value-type="float" office:value="1200000" calcext:value-type="float">
            <text:p>1200000.00</text:p>
          </table:table-cell>
          <table:table-cell table:formula="of:=([.B45]/[.A45])-1" office:value-type="percentage" office:value="0" calcext:value-type="percentage">
            <text:p>0.00%</text:p>
          </table:table-cell>
          <table:table-cell table:formula="of:=([.E45]/[.A45])-1" office:value-type="percentage" office:value="0.000400160064024879" calcext:value-type="percentage">
            <text:p>0.04%</text:p>
          </table:table-cell>
          <table:table-cell table:formula="of:=9/[.F45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ROUND([.K45]/[.G45];0)" office:value-type="float" office:value="10" calcext:value-type="float">
            <text:p>10</text:p>
          </table:table-cell>
          <table:table-cell table:style-name="ce51" table:formula="of:=&quot;0x&quot; &amp; DEC2HEX(256-[.H45];2)" office:value-type="string" office:string-value="0xF6" calcext:value-type="string">
            <text:p>0xF6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0" calcext:value-type="float">
            <text:p>10.00</text:p>
          </table:table-cell>
          <table:table-cell table:style-name="ce33" table:formula="of:=[.K45]/2" office:value-type="float" office:value="5" calcext:value-type="float">
            <text:p>5.00</text:p>
          </table:table-cell>
          <table:table-cell table:formula="of:=[.K45]/8" office:value-type="float" office:value="1.25" calcext:value-type="float">
            <text:p>1.25</text:p>
          </table:table-cell>
          <table:table-cell table:formula="of:=[.K45]/16" office:value-type="float" office:value="0.625" calcext:value-type="float">
            <text:p>0.63</text:p>
          </table:table-cell>
          <table:table-cell table:formula="of:=[.K45]/64" office:value-type="float" office:value="0.15625" calcext:value-type="float">
            <text:p>0.16</text:p>
          </table:table-cell>
          <table:table-cell table:formula="of:=[.K45]/128" office:value-type="float" office:value="0.078125" calcext:value-type="float">
            <text:p>0.08</text:p>
          </table:table-cell>
          <table:table-cell table:formula="of:=[.K45]/512" office:value-type="float" office:value="0.01953125" calcext:value-type="float">
            <text:p>0.02</text:p>
          </table:table-cell>
          <table:table-cell table:formula="of:=[.K45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3"/>
        </table:table-row>
        <table:table-row table:style-name="ro3">
          <table:table-cell table:style-name="ce78" office:value-type="float" office:value="1333333" calcext:value-type="float">
            <text:p>1333333</text:p>
          </table:table-cell>
          <table:table-cell table:formula="of:=[.$B$1]/[.G46]/[.H46]" office:value-type="float" office:value="1333333.33333333" calcext:value-type="float">
            <text:p>1333333.33</text:p>
          </table:table-cell>
          <table:table-cell table:formula="of:=([.B46]/[.A46])-1" office:value-type="percentage" office:value="0.000000250000059986988" calcext:value-type="percentage">
            <text:p>0.00%</text:p>
          </table:table-cell>
          <table:table-cell table:formula="of:=([.E46]/[.A46])-1" office:value-type="percentage" office:value="0.000444892174363165" calcext:value-type="percentage">
            <text:p>0.04%</text:p>
          </table:table-cell>
          <table:table-cell table:formula="of:=9/[.F46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ROUND([.K46]/[.G46];0)" office:value-type="float" office:value="9" calcext:value-type="float">
            <text:p>9</text:p>
          </table:table-cell>
          <table:table-cell table:style-name="ce51" table:formula="of:=&quot;0x&quot; &amp; DEC2HEX(256-[.H46];2)" office:value-type="string" office:string-value="0xF7" calcext:value-type="string">
            <text:p>0xF7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9.00000225000056" calcext:value-type="float">
            <text:p>9.00</text:p>
          </table:table-cell>
          <table:table-cell table:style-name="ce39" table:formula="of:=[.K46]/2" office:value-type="float" office:value="4.50000112500028" calcext:value-type="float">
            <text:p>4.50</text:p>
          </table:table-cell>
          <table:table-cell table:formula="of:=[.K46]/8" office:value-type="float" office:value="1.12500028125007" calcext:value-type="float">
            <text:p>1.13</text:p>
          </table:table-cell>
          <table:table-cell table:formula="of:=[.K46]/16" office:value-type="float" office:value="0.562500140625035" calcext:value-type="float">
            <text:p>0.56</text:p>
          </table:table-cell>
          <table:table-cell table:formula="of:=[.K46]/64" office:value-type="float" office:value="0.140625035156259" calcext:value-type="float">
            <text:p>0.14</text:p>
          </table:table-cell>
          <table:table-cell table:formula="of:=[.K46]/128" office:value-type="float" office:value="0.0703125175781294" calcext:value-type="float">
            <text:p>0.07</text:p>
          </table:table-cell>
          <table:table-cell table:formula="of:=[.K46]/512" office:value-type="float" office:value="0.0175781293945323" calcext:value-type="float">
            <text:p>0.02</text:p>
          </table:table-cell>
          <table:table-cell table:formula="of:=[.K46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3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7]/[.H47]" office:value-type="float" office:value="1500000" calcext:value-type="float">
            <text:p>1500000.00</text:p>
          </table:table-cell>
          <table:table-cell table:formula="of:=([.B47]/[.A47])-1" office:value-type="percentage" office:value="0" calcext:value-type="percentage">
            <text:p>0.00%</text:p>
          </table:table-cell>
          <table:table-cell table:formula="of:=([.E47]/[.A47])-1" office:value-type="percentage" office:value="0.000333444481493306" calcext:value-type="percentage">
            <text:p>0.03%</text:p>
          </table:table-cell>
          <table:table-cell table:formula="of:=9/[.F47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7]/[.G47];0)" office:value-type="float" office:value="4" calcext:value-type="float">
            <text:p>4</text:p>
          </table:table-cell>
          <table:table-cell table:style-name="ce51" table:formula="of:=&quot;0x&quot; &amp; DEC2HEX(256-[.H47];2)" office:value-type="string" office:string-value="0xFC" calcext:value-type="string">
            <text:p>0xFC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95" office:value-type="float" office:value="8" calcext:value-type="float">
            <text:p>8.00</text:p>
          </table:table-cell>
          <table:table-cell table:style-name="ce33" table:formula="of:=[.K47]/2" office:value-type="float" office:value="4" calcext:value-type="float">
            <text:p>4.00</text:p>
          </table:table-cell>
          <table:table-cell table:formula="of:=[.K47]/8" office:value-type="float" office:value="1" calcext:value-type="float">
            <text:p>1.00</text:p>
          </table:table-cell>
          <table:table-cell table:formula="of:=[.K47]/16" office:value-type="float" office:value="0.5" calcext:value-type="float">
            <text:p>0.50</text:p>
          </table:table-cell>
          <table:table-cell table:formula="of:=[.K47]/64" office:value-type="float" office:value="0.125" calcext:value-type="float">
            <text:p>0.13</text:p>
          </table:table-cell>
          <table:table-cell table:formula="of:=[.K47]/128" office:value-type="float" office:value="0.0625" calcext:value-type="float">
            <text:p>0.06</text:p>
          </table:table-cell>
          <table:table-cell table:formula="of:=[.K47]/512" office:value-type="float" office:value="0.015625" calcext:value-type="float">
            <text:p>0.02</text:p>
          </table:table-cell>
          <table:table-cell table:formula="of:=[.K47]/1024" office:value-type="float" office:value="0.0078125" calcext:value-type="float">
            <text:p>0.01</text:p>
          </table:table-cell>
          <table:table-cell table:number-columns-repeated="1004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8]/[.H48]" office:value-type="float" office:value="2000000" calcext:value-type="float">
            <text:p>20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444642063140099" calcext:value-type="percentage">
            <text:p>0.04%</text:p>
          </table:table-cell>
          <table:table-cell table:formula="of:=9/[.F48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8]/[.G48];0)" office:value-type="float" office:value="3" calcext:value-type="float">
            <text:p>3</text:p>
          </table:table-cell>
          <table:table-cell table:style-name="ce51" table:formula="of:=&quot;0x&quot; &amp; DEC2HEX(256-[.H48];2)" office:value-type="string" office:string-value="0xFD" calcext:value-type="string">
            <text:p>0xFD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95" office:value-type="float" office:value="6" calcext:value-type="float">
            <text:p>6.00</text:p>
          </table:table-cell>
          <table:table-cell table:style-name="ce33" table:formula="of:=[.K48]/2" office:value-type="float" office:value="3" calcext:value-type="float">
            <text:p>3.00</text:p>
          </table:table-cell>
          <table:table-cell table:formula="of:=[.K48]/8" office:value-type="float" office:value="0.75" calcext:value-type="float">
            <text:p>0.75</text:p>
          </table:table-cell>
          <table:table-cell table:formula="of:=[.K48]/16" office:value-type="float" office:value="0.375" calcext:value-type="float">
            <text:p>0.38</text:p>
          </table:table-cell>
          <table:table-cell table:formula="of:=[.K48]/64" office:value-type="float" office:value="0.09375" calcext:value-type="float">
            <text:p>0.09</text:p>
          </table:table-cell>
          <table:table-cell table:formula="of:=[.K48]/128" office:value-type="float" office:value="0.046875" calcext:value-type="float">
            <text:p>0.05</text:p>
          </table:table-cell>
          <table:table-cell table:formula="of:=[.K48]/512" office:value-type="float" office:value="0.01171875" calcext:value-type="float">
            <text:p>0.01</text:p>
          </table:table-cell>
          <table:table-cell table:formula="of:=[.K48]/1024" office:value-type="float" office:value="0.005859375" calcext:value-type="float">
            <text:p>0.01</text:p>
          </table:table-cell>
          <table:table-cell table:number-columns-repeated="1004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49]/[.H49]" office:value-type="float" office:value="3000000" calcext:value-type="float">
            <text:p>3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" calcext:value-type="percentage">
            <text:p>0.00%</text:p>
          </table:table-cell>
          <table:table-cell table:formula="of:=9/[.F49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ROUND([.K49]/[.G49];0)" office:value-type="float" office:value="2" calcext:value-type="float">
            <text:p>2</text:p>
          </table:table-cell>
          <table:table-cell table:style-name="ce51" table:formula="of:=&quot;0x&quot; &amp; DEC2HEX(256-[.H49];2)" office:value-type="string" office:string-value="0xFE" calcext:value-type="string">
            <text:p>0xFE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95" office:value-type="float" office:value="4" calcext:value-type="float">
            <text:p>4.00</text:p>
          </table:table-cell>
          <table:table-cell table:style-name="ce33" table:formula="of:=[.K49]/2" office:value-type="float" office:value="2" calcext:value-type="float">
            <text:p>2.00</text:p>
          </table:table-cell>
          <table:table-cell table:formula="of:=[.K49]/8" office:value-type="float" office:value="0.5" calcext:value-type="float">
            <text:p>0.50</text:p>
          </table:table-cell>
          <table:table-cell table:formula="of:=[.K49]/16" office:value-type="float" office:value="0.25" calcext:value-type="float">
            <text:p>0.25</text:p>
          </table:table-cell>
          <table:table-cell table:formula="of:=[.K49]/64" office:value-type="float" office:value="0.0625" calcext:value-type="float">
            <text:p>0.06</text:p>
          </table:table-cell>
          <table:table-cell table:formula="of:=[.K49]/128" office:value-type="float" office:value="0.03125" calcext:value-type="float">
            <text:p>0.03</text:p>
          </table:table-cell>
          <table:table-cell table:formula="of:=[.K49]/512" office:value-type="float" office:value="0.0078125" calcext:value-type="float">
            <text:p>0.01</text:p>
          </table:table-cell>
          <table:table-cell table:formula="of:=[.K49]/1024" office:value-type="float" office:value="0.00390625" calcext:value-type="float">
            <text:p>0.00</text:p>
          </table:table-cell>
          <table:table-cell table:number-columns-repeated="1004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7" office:value-type="string" calcext:value-type="string">
            <text:p>not using the prescaler 1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8" office:value-type="float" office:value="256000" calcext:value-type="float">
            <text:p>256000</text:p>
          </table:table-cell>
          <table:table-cell table:formula="of:=[.$B$1]/[.G53]/[.H53]" office:value-type="float" office:value="250000" calcext:value-type="float">
            <text:p>250000.00</text:p>
          </table:table-cell>
          <table:table-cell table:style-name="ce96" table:formula="of:=([.B53]/[.A53])-1" office:value-type="percentage" office:value="-0.0234375" calcext:value-type="percentage">
            <text:p>-2.34%</text:p>
          </table:table-cell>
          <table:table-cell table:formula="of:=([.E53]/[.A53])-1" office:value-type="percentage" office:value="-0.0234375" calcext:value-type="percentage">
            <text:p>-2.34%</text:p>
          </table:table-cell>
          <table:table-cell table:formula="of:=9/[.F53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&quot;0x&quot; &amp; DEC2HEX(256-[.H53];2)" office:value-type="string" office:string-value="0xE8" calcext:value-type="string">
            <text:p>0xE8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46.875" calcext:value-type="float">
            <text:p>46.88</text:p>
          </table:table-cell>
          <table:table-cell table:style-name="ce39" table:formula="of:=[.K53]/2" office:value-type="float" office:value="23.4375" calcext:value-type="float">
            <text:p>23.44</text:p>
          </table:table-cell>
          <table:table-cell table:style-name="ce39" table:formula="of:=[.K53]/8" office:value-type="float" office:value="5.859375" calcext:value-type="float">
            <text:p>5.86</text:p>
          </table:table-cell>
          <table:table-cell table:style-name="ce39" table:formula="of:=[.K53]/16" office:value-type="float" office:value="2.9296875" calcext:value-type="float">
            <text:p>2.93</text:p>
          </table:table-cell>
          <table:table-cell table:style-name="ce39" table:formula="of:=[.K53]/64" office:value-type="float" office:value="0.732421875" calcext:value-type="float">
            <text:p>0.73</text:p>
          </table:table-cell>
          <table:table-cell table:style-name="ce39" table:formula="of:=[.K53]/128" office:value-type="float" office:value="0.3662109375" calcext:value-type="float">
            <text:p>0.37</text:p>
          </table:table-cell>
          <table:table-cell table:style-name="ce39" table:formula="of:=[.K53]/512" office:value-type="float" office:value="0.091552734375" calcext:value-type="float">
            <text:p>0.09</text:p>
          </table:table-cell>
          <table:table-cell table:style-name="ce39" table:formula="of:=[.K53]/1024" office:value-type="float" office:value="0.0457763671875" calcext:value-type="float">
            <text:p>0.05</text:p>
          </table:table-cell>
          <table:table-cell table:number-columns-repeated="1004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4]/[.H54]" office:value-type="float" office:value="857142.857142857" calcext:value-type="float">
            <text:p>857142.86</text:p>
          </table:table-cell>
          <table:table-cell table:style-name="ce96" table:formula="of:=([.B54]/[.A54])-1" office:value-type="percentage" office:value="-0.0699404761904762" calcext:value-type="percentage">
            <text:p>-6.99%</text:p>
          </table:table-cell>
          <table:table-cell table:formula="of:=([.E54]/[.A54])-1" office:value-type="percentage" office:value="-0.0699404761904762" calcext:value-type="percentage">
            <text:p>-6.99%</text:p>
          </table:table-cell>
          <table:table-cell table:formula="of:=9/[.F54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ROUND([.K54]/[.G54];0)" office:value-type="float" office:value="7" calcext:value-type="float">
            <text:p>7</text:p>
          </table:table-cell>
          <table:table-cell table:formula="of:=&quot;0x&quot; &amp; DEC2HEX(256-[.H54];2)" office:value-type="string" office:string-value="0xF9" calcext:value-type="string">
            <text:p>0xF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13.0208333333333" calcext:value-type="float">
            <text:p>13.02</text:p>
          </table:table-cell>
          <table:table-cell table:style-name="ce39" table:formula="of:=[.K54]/2" office:value-type="float" office:value="6.51041666666667" calcext:value-type="float">
            <text:p>6.51</text:p>
          </table:table-cell>
          <table:table-cell table:style-name="ce39" table:formula="of:=[.K54]/8" office:value-type="float" office:value="1.62760416666667" calcext:value-type="float">
            <text:p>1.63</text:p>
          </table:table-cell>
          <table:table-cell table:style-name="ce39" table:formula="of:=[.K54]/16" office:value-type="float" office:value="0.813802083333333" calcext:value-type="float">
            <text:p>0.81</text:p>
          </table:table-cell>
          <table:table-cell table:style-name="ce39" table:formula="of:=[.K54]/64" office:value-type="float" office:value="0.203450520833333" calcext:value-type="float">
            <text:p>0.20</text:p>
          </table:table-cell>
          <table:table-cell table:style-name="ce39" table:formula="of:=[.K54]/128" office:value-type="float" office:value="0.101725260416667" calcext:value-type="float">
            <text:p>0.10</text:p>
          </table:table-cell>
          <table:table-cell table:style-name="ce39" table:formula="of:=[.K54]/512" office:value-type="float" office:value="0.0254313151041667" calcext:value-type="float">
            <text:p>0.03</text:p>
          </table:table-cell>
          <table:table-cell table:style-name="ce39" table:formula="of:=[.K54]/1024" office:value-type="float" office:value="0.0127156575520833" calcext:value-type="float">
            <text:p>0.01</text:p>
          </table:table-cell>
          <table:table-cell table:number-columns-repeated="1004"/>
        </table:table-row>
        <table:table-row table:style-name="ro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7" office:value-type="string" calcext:value-type="string">
            <text:p>not using the prescaler 512 gives problems with these baud rates: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formula="of:=[.$B$1]/[.G57]/[.H57]" office:value-type="float" office:value="109.521028037383" calcext:value-type="float">
            <text:p>109.52</text:p>
          </table:table-cell>
          <table:table-cell table:style-name="ce96" table:formula="of:=([.B57]/[.A57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ROUND([.K57]/[.G57];0)" office:value-type="float" office:value="107" calcext:value-type="float">
            <text:p>107</text:p>
          </table:table-cell>
          <table:table-cell table:formula="of:=&quot;0x&quot; &amp; DEC2HEX(256-[.H57];2)" office:value-type="string" office:string-value="0x95" calcext:value-type="string">
            <text:p>0x95</text:p>
          </table:table-cell>
          <table:table-cell table:formula="of:=TRUNC(([.$B$1]/4/[.A57]+1650+255)/256)" office:value-type="float" office:value="113" calcext:value-type="float">
            <text:p>113</text:p>
          </table:table-cell>
          <table:table-cell table:formula="of:=[.$B$1]/[.A57]" office:value-type="float" office:value="109090.909090909" calcext:value-type="float">
            <text:p>109090.91</text:p>
          </table:table-cell>
          <table:table-cell table:style-name="ce31" table:formula="of:=[.K57]/2" office:value-type="float" office:value="54545.4545454545" calcext:value-type="float">
            <text:p>54545.45</text:p>
          </table:table-cell>
          <table:table-cell table:formula="of:=[.K57]/8" office:value-type="float" office:value="13636.3636363636" calcext:value-type="float">
            <text:p>13636.36</text:p>
          </table:table-cell>
          <table:table-cell table:formula="of:=[.K57]/16" office:value-type="float" office:value="6818.18181818182" calcext:value-type="float">
            <text:p>6818.18</text:p>
          </table:table-cell>
          <table:table-cell table:formula="of:=[.K57]/64" office:value-type="float" office:value="1704.54545454545" calcext:value-type="float">
            <text:p>1704.55</text:p>
          </table:table-cell>
          <table:table-cell table:formula="of:=[.K57]/128" office:value-type="float" office:value="852.272727272727" calcext:value-type="float">
            <text:p>852.27</text:p>
          </table:table-cell>
          <table:table-cell table:style-name="ce32" table:formula="of:=[.K57]/512" office:value-type="float" office:value="213.068181818182" calcext:value-type="float">
            <text:p>213.07</text:p>
          </table:table-cell>
          <table:table-cell table:style-name="ce39" table:formula="of:=[.K57]/1024" office:value-type="float" office:value="106.534090909091" calcext:value-type="float">
            <text:p>106.53</text:p>
          </table:table-cell>
          <table:table-cell table:number-columns-repeated="1004"/>
        </table:table-row>
        <table:table-row table:style-name="ro3" table:number-rows-repeated="3">
          <table:table-cell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90" office:value-type="string" calcext:value-type="string">
            <text:p>Colour Legend</text:p>
          </table:table-cell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95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96"/>
          <table:table-cell table:style-name="Default" office:value-type="string" calcext:value-type="string">
            <text:p>value outside a +-0.3% range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004"/>
        </table:table-row>
      </table:table>
      <table:table table:name="Linux kernel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5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1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number-columns-repeated="1014" table:default-cell-style-name="Default"/>
        <table:table-row table:style-name="ro4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5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5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5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5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5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5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5">
          <table:table-cell table:style-name="ce2" table:number-columns-repeated="1024"/>
        </table:table-row>
        <table:table-row table:style-name="ro5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5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5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2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table:table-column table:style-name="co15" table:default-cell-style-name="Default"/>
        <table:table-column table:style-name="co16" table:default-cell-style-name="Default"/>
        <table:table-column table:style-name="co8" table:default-cell-style-name="ce80"/>
        <table:table-column table:style-name="co8" table:default-cell-style-name="Default"/>
        <table:table-column table:style-name="co17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7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table:table-column table:style-name="co8" table:number-columns-repeated="5" table:default-cell-style-name="Default"/>
        <table:table-column table:style-name="co26" table:default-cell-style-name="ce28"/>
        <table:table-column table:style-name="co27" table:default-cell-style-name="Default"/>
        <table:table-column table:style-name="co8" table:number-columns-repeated="1017" table:default-cell-style-name="Default"/>
        <table:table-row table:style-name="ro1">
          <table:table-cell table:style-name="ce76" office:value-type="string" calcext:value-type="string">
            <text:p>Measurements of bit timings. </text:p>
          </table:table-cell>
          <table:table-cell table:style-name="ce77" table:number-columns-repeated="2"/>
          <table:table-cell table:number-columns-repeated="1021"/>
        </table:table-row>
        <table:table-row table:style-name="ro3">
          <table:table-cell table:style-name="ce77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77" table:number-columns-repeated="2"/>
          <table:table-cell table:number-columns-repeated="1021"/>
        </table:table-row>
        <table:table-row table:style-name="ro3" table:number-rows-repeated="2">
          <table:table-cell table:style-name="ce77" table:number-columns-repeated="3"/>
          <table:table-cell table:number-columns-repeated="1021"/>
        </table:table-row>
        <table:table-row table:style-name="ro2">
          <table:table-cell table:style-name="ce77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77" office:value-type="string" calcext:value-type="string">
            <text:p>9 bit times</text:p>
            <text:p>Measured</text:p>
          </table:table-cell>
          <table:table-cell table:style-name="ce77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77" office:value-type="string" calcext:value-type="string">
            <text:p>kernel trace message with claculated values</text:p>
          </table:table-cell>
          <table:table-cell table:style-name="ce77" table:number-columns-repeated="1017"/>
        </table:table-row>
        <table:table-row table:style-name="ro3">
          <table:table-cell table:style-name="ce78" office:value-type="float" office:value="46" calcext:value-type="float">
            <text:p>46</text:p>
          </table:table-cell>
          <table:table-cell table:style-name="ce28" table:formula="of:=1/[.E6]" office:value-type="float" office:value="45.9652706843718" calcext:value-type="float">
            <text:p>45.97</text:p>
          </table:table-cell>
          <table:table-cell table:style-name="ce47" table:formula="of:=([.B6]/[.A6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6]/9" office:value-type="float" office:value="0.0217555555555556" calcext:value-type="float">
            <text:p>2.18E-02</text:p>
          </table:table-cell>
          <table:table-cell table:formula="of:=12000000/[.B6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0" calcext:value-type="float">
            <text:p>50</text:p>
          </table:table-cell>
          <table:table-cell table:style-name="ce28" table:formula="of:=1/[.E7]" office:value-type="float" office:value="50.055617352614" calcext:value-type="float">
            <text:p>50.06</text:p>
          </table:table-cell>
          <table:table-cell table:style-name="ce47" table:formula="of:=([.B7]/[.A7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7]/9" office:value-type="float" office:value="0.0199777777777778" calcext:value-type="float">
            <text:p>2.00E-02</text:p>
          </table:table-cell>
          <table:table-cell table:formula="of:=12000000/[.B7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" calcext:value-type="float">
            <text:p>75</text:p>
          </table:table-cell>
          <table:table-cell table:style-name="ce28" table:formula="of:=1/[.E8]" office:value-type="float" office:value="75.1252086811352" calcext:value-type="float">
            <text:p>75.13</text:p>
          </table:table-cell>
          <table:table-cell table:style-name="ce47" table:formula="of:=([.B8]/[.A8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8]/9" office:value-type="float" office:value="0.0133111111111111" calcext:value-type="float">
            <text:p>1.33E-02</text:p>
          </table:table-cell>
          <table:table-cell table:formula="of:=12000000/[.B8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10" calcext:value-type="float">
            <text:p>110</text:p>
          </table:table-cell>
          <table:table-cell table:style-name="ce28" table:formula="of:=1/[.E9]" office:value-type="float" office:value="110.024449877751" calcext:value-type="float">
            <text:p>110.02</text:p>
          </table:table-cell>
          <table:table-cell table:style-name="ce47" table:formula="of:=([.B9]/[.A9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9]/9" office:value-type="float" office:value="0.00908888888888889" calcext:value-type="float">
            <text:p>9.09E-03</text:p>
          </table:table-cell>
          <table:table-cell table:formula="of:=12000000/[.B9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35" calcext:value-type="float">
            <text:p>135</text:p>
          </table:table-cell>
          <table:table-cell table:style-name="ce28" table:formula="of:=1/[.E10]" office:value-type="float" office:value="134.730538922156" calcext:value-type="float">
            <text:p>134.73</text:p>
          </table:table-cell>
          <table:table-cell table:style-name="ce47" table:formula="of:=([.B10]/[.A10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0]/9" office:value-type="float" office:value="0.00742222222222222" calcext:value-type="float">
            <text:p>7.42E-03</text:p>
          </table:table-cell>
          <table:table-cell table:formula="of:=12000000/[.B10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50" calcext:value-type="float">
            <text:p>150</text:p>
          </table:table-cell>
          <table:table-cell table:style-name="ce28" table:formula="of:=1/[.E11]" office:value-type="float" office:value="150.25041736227" calcext:value-type="float">
            <text:p>150.25</text:p>
          </table:table-cell>
          <table:table-cell table:style-name="ce47" table:formula="of:=([.B11]/[.A11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1]/9" office:value-type="float" office:value="0.00665555555555556" calcext:value-type="float">
            <text:p>6.66E-03</text:p>
          </table:table-cell>
          <table:table-cell table:formula="of:=12000000/[.B11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2]" office:value-type="float" office:value="301.406563965171" calcext:value-type="float">
            <text:p>301.41</text:p>
          </table:table-cell>
          <table:table-cell table:style-name="ce47" table:formula="of:=([.B12]/[.A12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2]/9" office:value-type="float" office:value="0.00331777777777778" calcext:value-type="float">
            <text:p>3.32E-03</text:p>
          </table:table-cell>
          <table:table-cell table:formula="of:=12000000/[.B12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600" calcext:value-type="float">
            <text:p>600</text:p>
          </table:table-cell>
          <table:table-cell table:style-name="ce28" table:formula="of:=1/[.E13]" office:value-type="float" office:value="600.801068090788" calcext:value-type="float">
            <text:p>600.80</text:p>
          </table:table-cell>
          <table:table-cell table:style-name="ce47" table:formula="of:=([.B13]/[.A13] -1)" office:value-type="percentage" office:value="0.00133511348464621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3]/9" office:value-type="float" office:value="0.00166444444444444" calcext:value-type="float">
            <text:p>1.66E-03</text:p>
          </table:table-cell>
          <table:table-cell table:formula="of:=12000000/[.B13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4]" office:value-type="float" office:value="1201.60213618158" calcext:value-type="float">
            <text:p>1201.60</text:p>
          </table:table-cell>
          <table:table-cell table:style-name="ce47" table:formula="of:=([.B14]/[.A14] -1)" office:value-type="percentage" office:value="0.00133511348464621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4]/9" office:value-type="float" office:value="0.000832222222222222" calcext:value-type="float">
            <text:p>8.32E-04</text:p>
          </table:table-cell>
          <table:table-cell table:formula="of:=12000000/[.B14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800" calcext:value-type="float">
            <text:p>1800</text:p>
          </table:table-cell>
          <table:table-cell table:style-name="ce28" table:formula="of:=1/[.E15]" office:value-type="float" office:value="1802.88461538462" calcext:value-type="float">
            <text:p>1802.88</text:p>
          </table:table-cell>
          <table:table-cell table:style-name="ce47" table:formula="of:=([.B15]/[.A15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5]/9" office:value-type="float" office:value="0.000554666666666667" calcext:value-type="float">
            <text:p>5.55E-04</text:p>
          </table:table-cell>
          <table:table-cell table:formula="of:=12000000/[.B15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6]" office:value-type="float" office:value="2403.84615384615" calcext:value-type="float">
            <text:p>2403.85</text:p>
          </table:table-cell>
          <table:table-cell table:style-name="ce47" table:formula="of:=([.B16]/[.A16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6]/9" office:value-type="float" office:value="0.000416" calcext:value-type="float">
            <text:p>4.16E-04</text:p>
          </table:table-cell>
          <table:table-cell table:formula="of:=12000000/[.B16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7]" office:value-type="float" office:value="4807.69230769231" calcext:value-type="float">
            <text:p>4807.69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7]/9" office:value-type="float" office:value="0.000208" calcext:value-type="float">
            <text:p>2.08E-04</text:p>
          </table:table-cell>
          <table:table-cell table:formula="of:=12000000/[.B17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200" calcext:value-type="float">
            <text:p>7200</text:p>
          </table:table-cell>
          <table:table-cell table:style-name="ce28" table:formula="of:=1/[.E18]" office:value-type="float" office:value="7211.53846153846" calcext:value-type="float">
            <text:p>7211.54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18]/9" office:value-type="float" office:value="0.000138666666666667" calcext:value-type="float">
            <text:p>1.39E-04</text:p>
          </table:table-cell>
          <table:table-cell table:formula="of:=12000000/[.B18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19]" office:value-type="float" office:value="9615.38461538462" calcext:value-type="float">
            <text:p>9615.38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19]/9" office:value-type="float" office:value="0.000104" calcext:value-type="float">
            <text:p>1.04E-04</text:p>
          </table:table-cell>
          <table:table-cell table:formula="of:=12000000/[.B19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4400" calcext:value-type="float">
            <text:p>14400</text:p>
          </table:table-cell>
          <table:table-cell table:style-name="ce28" table:formula="of:=1/[.E20]" office:value-type="float" office:value="14423.0769230769" calcext:value-type="float">
            <text:p>14423.08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0]/9" office:value-type="float" office:value="0.0000693333333333333" calcext:value-type="float">
            <text:p>6.93E-05</text:p>
          </table:table-cell>
          <table:table-cell table:formula="of:=12000000/[.B20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1]" office:value-type="float" office:value="19230.7692307692" calcext:value-type="float">
            <text:p>19230.77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1]/9" office:value-type="float" office:value="0.000052" calcext:value-type="float">
            <text:p>5.20E-05</text:p>
          </table:table-cell>
          <table:table-cell table:formula="of:=12000000/[.B21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2]" office:value-type="float" office:value="31250" calcext:value-type="float">
            <text:p>31250.00</text:p>
          </table:table-cell>
          <table:table-cell table:style-name="ce47" table:formula="of:=([.B22]/[.A22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2]/9" office:value-type="float" office:value="0.000032" calcext:value-type="float">
            <text:p>3.20E-05</text:p>
          </table:table-cell>
          <table:table-cell table:formula="of:=12000000/[.B22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3]" office:value-type="float" office:value="38461.5384615385" calcext:value-type="float">
            <text:p>38461.54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3]/9" office:value-type="float" office:value="0.000026" calcext:value-type="float">
            <text:p>2.60E-05</text:p>
          </table:table-cell>
          <table:table-cell table:formula="of:=12000000/[.B23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4]" office:value-type="float" office:value="45454.5454545455" calcext:value-type="float">
            <text:p>45454.55</text:p>
          </table:table-cell>
          <table:table-cell table:style-name="ce47" table:formula="of:=([.B24]/[.A24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4]/9" office:value-type="float" office:value="0.000022" calcext:value-type="float">
            <text:p>2.20E-05</text:p>
          </table:table-cell>
          <table:table-cell table:formula="of:=12000000/[.B24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56000" calcext:value-type="float">
            <text:p>56000</text:p>
          </table:table-cell>
          <table:table-cell table:style-name="ce28" table:formula="of:=1/[.E25]" office:value-type="float" office:value="56074.7663551402" calcext:value-type="float">
            <text:p>56074.77</text:p>
          </table:table-cell>
          <table:table-cell table:style-name="ce47" table:formula="of:=([.B25]/[.A25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5]/9" office:value-type="float" office:value="0.0000178333333333333" calcext:value-type="float">
            <text:p>1.78E-05</text:p>
          </table:table-cell>
          <table:table-cell table:formula="of:=12000000/[.B25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6]" office:value-type="float" office:value="57692.3076923077" calcext:value-type="float">
            <text:p>57692.31</text:p>
          </table:table-cell>
          <table:table-cell table:style-name="ce47" table:formula="of:=([.B26]/[.A2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6]/9" office:value-type="float" office:value="0.0000173333333333333" calcext:value-type="float">
            <text:p>1.73E-05</text:p>
          </table:table-cell>
          <table:table-cell table:formula="of:=12000000/[.B26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7]" office:value-type="float" office:value="76923.0769230769" calcext:value-type="float">
            <text:p>76923.08</text:p>
          </table:table-cell>
          <table:table-cell table:style-name="ce47" table:formula="of:=([.B27]/[.A27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7]/9" office:value-type="float" office:value="0.000013" calcext:value-type="float">
            <text:p>1.30E-05</text:p>
          </table:table-cell>
          <table:table-cell table:formula="of:=12000000/[.B27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28]" office:value-type="float" office:value="100000" calcext:value-type="float">
            <text:p>100000.00</text:p>
          </table:table-cell>
          <table:table-cell table:style-name="ce47" table:formula="of:=([.B28]/[.A28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28]/9" office:value-type="float" office:value="0.00001" calcext:value-type="float">
            <text:p>1.00E-05</text:p>
          </table:table-cell>
          <table:table-cell table:formula="of:=12000000/[.B28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29]" office:value-type="float" office:value="115384.615384615" calcext:value-type="float">
            <text:p>115384.62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29]/9" office:value-type="float" office:value="0.00000866666666666667" calcext:value-type="float">
            <text:p>8.67E-06</text:p>
          </table:table-cell>
          <table:table-cell table:formula="of:=12000000/[.B29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128000" calcext:value-type="float">
            <text:p>128000</text:p>
          </table:table-cell>
          <table:table-cell table:style-name="ce28" table:formula="of:=1/[.E30]" office:value-type="float" office:value="127659.574468085" calcext:value-type="float">
            <text:p>127659.57</text:p>
          </table:table-cell>
          <table:table-cell table:style-name="ce47" table:formula="of:=([.B30]/[.A30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0]/9" office:value-type="float" office:value="0.00000783333333333333" calcext:value-type="float">
            <text:p>7.83E-06</text:p>
          </table:table-cell>
          <table:table-cell table:formula="of:=12000000/[.B30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1]" office:value-type="float" office:value="187539.070639717" calcext:value-type="float">
            <text:p>187539.07</text:p>
          </table:table-cell>
          <table:table-cell table:style-name="ce47" table:formula="of:=([.B31]/[.A31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1]/9" office:value-type="float" office:value="0.00000533222222222222" calcext:value-type="float">
            <text:p>5.33E-06</text:p>
          </table:table-cell>
          <table:table-cell table:formula="of:=12000000/[.B31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2]" office:value-type="float" office:value="230769.230769231" calcext:value-type="float">
            <text:p>230769.23</text:p>
          </table:table-cell>
          <table:table-cell table:style-name="ce47" table:formula="of:=([.B32]/[.A32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2]/9" office:value-type="float" office:value="0.00000433333333333333" calcext:value-type="float">
            <text:p>4.33E-06</text:p>
          </table:table-cell>
          <table:table-cell table:formula="of:=12000000/[.B32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3]" office:value-type="float" office:value="250000" calcext:value-type="float">
            <text:p>250000.00</text:p>
          </table:table-cell>
          <table:table-cell table:style-name="ce47" table:formula="of:=([.B33]/[.A33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3]/9" office:value-type="float" office:value="0.000004" calcext:value-type="float">
            <text:p>4.00E-06</text:p>
          </table:table-cell>
          <table:table-cell table:formula="of:=12000000/[.B33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4]" office:value-type="float" office:value="255391.60045403" calcext:value-type="float">
            <text:p>255391.60</text:p>
          </table:table-cell>
          <table:table-cell table:style-name="ce47" table:formula="of:=([.B34]/[.A34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4]/9" office:value-type="float" office:value="0.00000391555555555556" calcext:value-type="float">
            <text:p>3.92E-06</text:p>
          </table:table-cell>
          <table:table-cell table:formula="of:=12000000/[.B34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111" office:value-type="float" office:value="307200" calcext:value-type="float">
            <text:p>307200</text:p>
          </table:table-cell>
          <table:table-cell table:style-name="ce28" table:formula="of:=1/[.E35]" office:value-type="float" office:value="307692.307692308" calcext:value-type="float">
            <text:p>307692.31</text:p>
          </table:table-cell>
          <table:table-cell table:style-name="ce47" table:formula="of:=([.B35]/[.A35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5]/9" office:value-type="float" office:value="0.00000325" calcext:value-type="float">
            <text:p>3.25E-06</text:p>
          </table:table-cell>
          <table:table-cell table:formula="of:=12000000/[.B35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460800" calcext:value-type="float">
            <text:p>460800</text:p>
          </table:table-cell>
          <table:table-cell table:style-name="ce28" table:formula="of:=1/[.E36]" office:value-type="float" office:value="461538.461538462" calcext:value-type="float">
            <text:p>461538.46</text:p>
          </table:table-cell>
          <table:table-cell table:style-name="ce47" table:formula="of:=([.B36]/[.A36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6]/9" office:value-type="float" office:value="0.00000216666666666667" calcext:value-type="float">
            <text:p>2.17E-06</text:p>
          </table:table-cell>
          <table:table-cell table:formula="of:=12000000/[.B36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7]" office:value-type="float" office:value="500000" calcext:value-type="float">
            <text:p>500000.00</text:p>
          </table:table-cell>
          <table:table-cell table:style-name="ce47" table:formula="of:=([.B37]/[.A37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7]/9" office:value-type="float" office:value="0.000002" calcext:value-type="float">
            <text:p>2.00E-06</text:p>
          </table:table-cell>
          <table:table-cell table:formula="of:=12000000/[.B37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78" office:value-type="float" office:value="750000" calcext:value-type="float">
            <text:p>750000</text:p>
          </table:table-cell>
          <table:table-cell table:style-name="ce28" table:formula="of:=1/[.E38]" office:value-type="float" office:value="750000" calcext:value-type="float">
            <text:p>750000.00</text:p>
          </table:table-cell>
          <table:table-cell table:style-name="ce47" table:formula="of:=([.B38]/[.A38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38]/9" office:value-type="float" office:value="0.00000133333333333333" calcext:value-type="float">
            <text:p>1.33E-06</text:p>
          </table:table-cell>
          <table:table-cell table:formula="of:=12000000/[.B38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111" office:value-type="float" office:value="857143" calcext:value-type="float">
            <text:p>857143</text:p>
          </table:table-cell>
          <table:table-cell table:style-name="ce28" table:formula="of:=1/[.E39]" office:value-type="float" office:value="857142.857142857" calcext:value-type="float">
            <text:p>857142.86</text:p>
          </table:table-cell>
          <table:table-cell table:style-name="ce47" table:formula="of:=([.B39]/[.A39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39]/9" office:value-type="float" office:value="0.00000116666666666667" calcext:value-type="float">
            <text:p>1.17E-06</text:p>
          </table:table-cell>
          <table:table-cell table:formula="of:=12000000/[.B39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0]" office:value-type="float" office:value="923361.034164358" calcext:value-type="float">
            <text:p>923361.03</text:p>
          </table:table-cell>
          <table:table-cell table:style-name="ce47" table:formula="of:=([.B40]/[.A40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0]/9" office:value-type="float" office:value="0.000001083" calcext:value-type="float">
            <text:p>1.08E-06</text:p>
          </table:table-cell>
          <table:table-cell table:formula="of:=12000000/[.B40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1]" office:value-type="float" office:value="1000000" calcext:value-type="float">
            <text:p>1000000.00</text:p>
          </table:table-cell>
          <table:table-cell table:style-name="ce47" table:formula="of:=([.B41]/[.A41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1]/9" office:value-type="float" office:value="0.000001" calcext:value-type="float">
            <text:p>1.00E-06</text:p>
          </table:table-cell>
          <table:table-cell table:formula="of:=12000000/[.B41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2]" office:value-type="float" office:value="1091305.92942888" calcext:value-type="float">
            <text:p>1091305.93</text:p>
          </table:table-cell>
          <table:table-cell table:style-name="ce47" table:formula="of:=([.B42]/[.A42] -1)" office:value-type="percentage" office:value="0.000363852006797449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2]/9" office:value-type="float" office:value="0.000000916333333333333" calcext:value-type="float">
            <text:p>9.16E-07</text:p>
          </table:table-cell>
          <table:table-cell table:formula="of:=12000000/[.B42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3]" office:value-type="float" office:value="1200480.19207683" calcext:value-type="float">
            <text:p>1200480.19</text:p>
          </table:table-cell>
          <table:table-cell table:style-name="ce47" table:formula="of:=([.B43]/[.A43] -1)" office:value-type="percentage" office:value="0.000400160064025767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3]/9" office:value-type="float" office:value="0.000000833" calcext:value-type="float">
            <text:p>8.33E-07</text:p>
          </table:table-cell>
          <table:table-cell table:formula="of:=12000000/[.B43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4]" office:value-type="float" office:value="1333926.18941752" calcext:value-type="float">
            <text:p>1333926.19</text:p>
          </table:table-cell>
          <table:table-cell table:style-name="ce47" table:formula="of:=([.B44]/[.A44] -1)" office:value-type="percentage" office:value="0.000444892174362277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4]/9" office:value-type="float" office:value="0.000000749666666666667" calcext:value-type="float">
            <text:p>7.50E-07</text:p>
          </table:table-cell>
          <table:table-cell table:formula="of:=12000000/[.B44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5]" office:value-type="float" office:value="1500500.16672224" calcext:value-type="float">
            <text:p>1500500.17</text:p>
          </table:table-cell>
          <table:table-cell table:style-name="ce47" table:formula="of:=([.B45]/[.A45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5]/9" office:value-type="float" office:value="0.000000666444444444445" calcext:value-type="float">
            <text:p>6.66E-07</text:p>
          </table:table-cell>
          <table:table-cell table:formula="of:=12000000/[.B45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6]" office:value-type="float" office:value="2000889.28412628" calcext:value-type="float">
            <text:p>2000889.28</text:p>
          </table:table-cell>
          <table:table-cell table:style-name="ce47" table:formula="of:=([.B46]/[.A46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6]/9" office:value-type="float" office:value="0.000000499777777777778" calcext:value-type="float">
            <text:p>5.00E-07</text:p>
          </table:table-cell>
          <table:table-cell table:formula="of:=12000000/[.B46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7]" office:value-type="float" office:value="3000000" calcext:value-type="float">
            <text:p>3000000.00</text:p>
          </table:table-cell>
          <table:table-cell table:style-name="ce47" table:formula="of:=([.B47]/[.A47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7]/9" office:value-type="float" office:value="0.000000333333333333333" calcext:value-type="float">
            <text:p>3.33E-07</text:p>
          </table:table-cell>
          <table:table-cell table:formula="of:=12000000/[.B47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2]" office:value-type="float" office:value="750000" calcext:value-type="float">
            <text:p>750000.00</text:p>
          </table:table-cell>
          <table:table-cell table:style-name="ce47" table:formula="of:=([.B52]/[.A52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2]/9" office:value-type="float" office:value="0.00000133333333333333" calcext:value-type="float">
            <text:p>1.33E-06</text:p>
          </table:table-cell>
          <table:table-cell table:formula="of:=12000000/[.B52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3]" office:value-type="float" office:value="857142.857142857" calcext:value-type="float">
            <text:p>857142.86</text:p>
          </table:table-cell>
          <table:table-cell table:style-name="ce47" table:formula="of:=([.B53]/[.A53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3]/9" office:value-type="float" office:value="0.00000116666666666667" calcext:value-type="float">
            <text:p>1.17E-06</text:p>
          </table:table-cell>
          <table:table-cell table:formula="of:=12000000/[.B53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4]" office:value-type="float" office:value="1000000" calcext:value-type="float">
            <text:p>100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4]/9" office:value-type="float" office:value="0.000001" calcext:value-type="float">
            <text:p>1.00E-06</text:p>
          </table:table-cell>
          <table:table-cell table:formula="of:=12000000/[.B54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5]" office:value-type="float" office:value="1200000" calcext:value-type="float">
            <text:p>1200000.00</text:p>
          </table:table-cell>
          <table:table-cell table:style-name="ce47" table:formula="of:=([.B55]/[.A55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5]/9" office:value-type="float" office:value="0.000000833333333333333" calcext:value-type="float">
            <text:p>8.33E-07</text:p>
          </table:table-cell>
          <table:table-cell table:formula="of:=12000000/[.B55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6]" office:value-type="float" office:value="1500000" calcext:value-type="float">
            <text:p>15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6]/9" office:value-type="float" office:value="0.000000666666666666667" calcext:value-type="float">
            <text:p>6.67E-07</text:p>
          </table:table-cell>
          <table:table-cell table:formula="of:=12000000/[.B56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7]" office:value-type="float" office:value="2000000" calcext:value-type="float">
            <text:p>20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7]/9" office:value-type="float" office:value="0.0000005" calcext:value-type="float">
            <text:p>5.00E-07</text:p>
          </table:table-cell>
          <table:table-cell table:formula="of:=12000000/[.B57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58]" office:value-type="float" office:value="3000000" calcext:value-type="float">
            <text:p>30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58]/9" office:value-type="float" office:value="0.000000333333333333333" calcext:value-type="float">
            <text:p>3.33E-07</text:p>
          </table:table-cell>
          <table:table-cell table:formula="of:=12000000/[.B58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59]" office:value-type="float" office:value="153846.153846154" calcext:value-type="float">
            <text:p>153846.15</text:p>
          </table:table-cell>
          <table:table-cell table:style-name="ce47" table:formula="of:=([.B59]/[.A59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59]/9" office:value-type="float" office:value="0.0000065" calcext:value-type="float">
            <text:p>6.50E-06</text:p>
          </table:table-cell>
          <table:table-cell table:formula="of:=12000000/[.B59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76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5]" office:value-type="float" office:value="38461.5384615385" calcext:value-type="float">
            <text:p>38461.54</text:p>
          </table:table-cell>
          <table:table-cell table:style-name="ce47" table:formula="of:=([.B65]/[.A6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5]/9" office:value-type="float" office:value="0.000026" calcext:value-type="float">
            <text:p>2.60E-05</text:p>
          </table:table-cell>
          <table:table-cell table:formula="of:=12000000/[.B65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6]" office:value-type="float" office:value="57692.3076923077" calcext:value-type="float">
            <text:p>57692.31</text:p>
          </table:table-cell>
          <table:table-cell table:style-name="ce47" table:formula="of:=([.B66]/[.A66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6]/9" office:value-type="float" office:value="0.0000173333333333333" calcext:value-type="float">
            <text:p>1.73E-05</text:p>
          </table:table-cell>
          <table:table-cell table:formula="of:=12000000/[.B66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7]" office:value-type="float" office:value="115399.410180792" calcext:value-type="float">
            <text:p>115399.41</text:p>
          </table:table-cell>
          <table:table-cell table:style-name="ce47" table:formula="of:=([.B67]/[.A67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7]/9" office:value-type="float" office:value="0.00000866555555555556" calcext:value-type="float">
            <text:p>8.67E-06</text:p>
          </table:table-cell>
          <table:table-cell table:formula="of:=12000000/[.B67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68]" office:value-type="float" office:value="230769.230769231" calcext:value-type="float">
            <text:p>230769.23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68]/9" office:value-type="float" office:value="0.00000433333333333333" calcext:value-type="float">
            <text:p>4.33E-06</text:p>
          </table:table-cell>
          <table:table-cell table:formula="of:=12000000/[.B68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69]" office:value-type="float" office:value="250000" calcext:value-type="float">
            <text:p>250000.00</text:p>
          </table:table-cell>
          <table:table-cell table:style-name="ce103" table:formula="of:=([.B69]/[.A69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69]/9" office:value-type="float" office:value="0.000004" calcext:value-type="float">
            <text:p>4.00E-06</text:p>
          </table:table-cell>
          <table:table-cell table:formula="of:=12000000/[.B69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0]" office:value-type="float" office:value="461538.461538462" calcext:value-type="float">
            <text:p>461538.46</text:p>
          </table:table-cell>
          <table:table-cell table:style-name="ce47" table:formula="of:=([.B70]/[.A70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0]/9" office:value-type="float" office:value="0.00000216666666666667" calcext:value-type="float">
            <text:p>2.17E-06</text:p>
          </table:table-cell>
          <table:table-cell table:formula="of:=12000000/[.B70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1]" office:value-type="float" office:value="500000" calcext:value-type="float">
            <text:p>500000.00</text:p>
          </table:table-cell>
          <table:table-cell table:style-name="ce47" table:formula="of:=([.B71]/[.A71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1]/9" office:value-type="float" office:value="0.000002" calcext:value-type="float">
            <text:p>2.00E-06</text:p>
          </table:table-cell>
          <table:table-cell table:formula="of:=12000000/[.B71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2]" office:value-type="float" office:value="857142.857142857" calcext:value-type="float">
            <text:p>857142.86</text:p>
          </table:table-cell>
          <table:table-cell table:style-name="ce103" table:formula="of:=([.B72]/[.A72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2]/9" office:value-type="float" office:value="0.00000116666666666667" calcext:value-type="float">
            <text:p>1.17E-06</text:p>
          </table:table-cell>
          <table:table-cell table:formula="of:=12000000/[.B72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3]" office:value-type="float" office:value="1000222.27161591" calcext:value-type="float">
            <text:p>1000222.27</text:p>
          </table:table-cell>
          <table:table-cell table:style-name="ce47" table:formula="of:=([.B73]/[.A73] -1)" office:value-type="percentage" office:value="0.000222271615914593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3]/9" office:value-type="float" office:value="0.000000999777777777778" calcext:value-type="float">
            <text:p>1.00E-06</text:p>
          </table:table-cell>
          <table:table-cell table:formula="of:=12000000/[.B73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8:'Common baud rates'.A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5:measurements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33:00.131033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1T12:20:35.740736216</dc:date>
    <dc:creator>Michael Dreher</dc:creator>
    <meta:editing-duration>PT14H31M10S</meta:editing-duration>
    <meta:editing-cycles>171</meta:editing-cycles>
    <meta:generator>LibreOffice/5.3.1.2$MacOSX_X86_64 LibreOffice_project/e80a0e0fd1875e1696614d24c32df0f95f03deb2</meta:generator>
    <meta:document-statistic meta:table-count="6" meta:cell-count="1826" meta:object-count="0"/>
  </office:meta>
</office:document-meta>
</file>